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avid CLM1" svg:font-family="'David CLM'"/>
    <style:font-face style:name="Liberation Mono" svg:font-family="'Liberation Mono'" style:font-family-generic="modern" style:font-pitch="fixed"/>
    <style:font-face style:name="Noto Sans Mono CJK SC" svg:font-family="'Noto Sans Mono CJK SC'" style:font-family-generic="modern" style:font-pitch="fixed"/>
    <style:font-face style:name="Hadasim CLM" svg:font-family="'Hadasim CLM'" style:font-pitch="variable"/>
    <style:font-face style:name="Hadasim CLM1" svg:font-family="'Hadasim CLM'" style:font-adornments="Regular" style:font-pitch="variable"/>
    <style:font-face style:name="Miriam CLM" svg:font-family="'Miriam CLM'" style:font-adornments="Book"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avid CLM" svg:font-family="'David CLM'"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Poetic">
      <style:paragraph-properties fo:text-align="center" style:justify-single-word="false"/>
    </style:style>
    <style:style style:name="P2" style:family="paragraph" style:parent-style-name="Poetic">
      <style:paragraph-properties fo:text-align="center" style:justify-single-word="false"/>
      <style:text-properties fo:font-size="16pt" style:font-size-asian="16pt" style:font-size-complex="16pt"/>
    </style:style>
    <style:style style:name="P3" style:family="paragraph" style:parent-style-name="Poetic">
      <style:paragraph-properties>
        <style:tab-stops>
          <style:tab-stop style:position="1.4827in"/>
        </style:tab-stops>
      </style:paragraph-properties>
      <style:text-properties officeooo:paragraph-rsid="002270e9"/>
    </style:style>
    <style:style style:name="P4" style:family="paragraph" style:parent-style-name="Poetic">
      <style:paragraph-properties>
        <style:tab-stops>
          <style:tab-stop style:position="0.5047in"/>
          <style:tab-stop style:position="3.4291in"/>
        </style:tab-stops>
      </style:paragraph-properties>
      <style:text-properties officeooo:paragraph-rsid="002500e6"/>
    </style:style>
    <style:style style:name="P5" style:family="paragraph" style:parent-style-name="Poetic">
      <style:paragraph-properties>
        <style:tab-stops>
          <style:tab-stop style:position="0.5047in"/>
          <style:tab-stop style:position="3.4291in"/>
        </style:tab-stops>
      </style:paragraph-properties>
      <style:text-properties officeooo:paragraph-rsid="0027ae33"/>
    </style:style>
    <style:style style:name="P6" style:family="paragraph" style:parent-style-name="Poetic">
      <style:text-properties officeooo:paragraph-rsid="0027ae33"/>
    </style:style>
    <style:style style:name="P7" style:family="paragraph" style:parent-style-name="Poetic">
      <style:text-properties officeooo:paragraph-rsid="002972e0"/>
    </style:style>
    <style:style style:name="P8" style:family="paragraph" style:parent-style-name="Poetic">
      <style:paragraph-properties>
        <style:tab-stops>
          <style:tab-stop style:position="1.9791in"/>
        </style:tab-stops>
      </style:paragraph-properties>
    </style:style>
    <style:style style:name="P9" style:family="paragraph" style:parent-style-name="Poetic">
      <style:text-properties officeooo:paragraph-rsid="002a7c9b"/>
    </style:style>
    <style:style style:name="P10" style:family="paragraph" style:parent-style-name="Poetic">
      <style:text-properties officeooo:paragraph-rsid="002bc08d"/>
    </style:style>
    <style:style style:name="P11" style:family="paragraph" style:parent-style-name="Poetic">
      <style:paragraph-properties>
        <style:tab-stops>
          <style:tab-stop style:position="2.5957in"/>
        </style:tab-stops>
      </style:paragraph-properties>
      <style:text-properties officeooo:paragraph-rsid="002bc08d"/>
    </style:style>
    <style:style style:name="P12" style:family="paragraph" style:parent-style-name="Poetic">
      <style:paragraph-properties>
        <style:tab-stops>
          <style:tab-stop style:position="0.489in"/>
          <style:tab-stop style:position="1.1055in"/>
          <style:tab-stop style:position="1.9874in"/>
        </style:tab-stops>
      </style:paragraph-properties>
      <style:text-properties officeooo:paragraph-rsid="002bc08d"/>
    </style:style>
    <style:style style:name="P13" style:family="paragraph" style:parent-style-name="Poetic">
      <style:text-properties officeooo:paragraph-rsid="002eecc4"/>
    </style:style>
    <style:style style:name="P14" style:family="paragraph" style:parent-style-name="Poetic">
      <style:text-properties officeooo:paragraph-rsid="00330762"/>
    </style:style>
    <style:style style:name="P15" style:family="paragraph" style:parent-style-name="Poetic">
      <style:text-properties fo:font-size="12pt" officeooo:paragraph-rsid="003a5715" style:font-size-asian="12pt" style:font-size-complex="12pt"/>
    </style:style>
    <style:style style:name="P16" style:family="paragraph" style:parent-style-name="Poetic">
      <style:text-properties officeooo:paragraph-rsid="0041cb5d"/>
    </style:style>
    <style:style style:name="P17" style:family="paragraph" style:parent-style-name="Poetic">
      <style:text-properties officeooo:paragraph-rsid="0048f64a"/>
    </style:style>
    <style:style style:name="P18" style:family="paragraph" style:parent-style-name="Poetic">
      <style:text-properties officeooo:paragraph-rsid="003eda51"/>
    </style:style>
    <style:style style:name="P19" style:family="paragraph" style:parent-style-name="Poetic">
      <style:paragraph-properties fo:text-align="justify" style:justify-single-word="false">
        <style:tab-stops>
          <style:tab-stop style:position="1.8835in"/>
        </style:tab-stops>
      </style:paragraph-properties>
      <style:text-properties officeooo:paragraph-rsid="0048f64a"/>
    </style:style>
    <style:style style:name="P20" style:family="paragraph" style:parent-style-name="Poetic">
      <style:paragraph-properties fo:margin-left="0in" fo:margin-right="0in" fo:text-indent="0in" style:auto-text-indent="false">
        <style:tab-stops>
          <style:tab-stop style:position="2.2354in"/>
        </style:tab-stops>
      </style:paragraph-properties>
    </style:style>
    <style:style style:name="P21" style:family="paragraph" style:parent-style-name="Text_20_body">
      <style:paragraph-properties fo:text-align="center" style:justify-single-word="false"/>
    </style:style>
    <style:style style:name="P22" style:family="paragraph" style:parent-style-name="Text_20_body">
      <style:text-properties officeooo:paragraph-rsid="00222d81"/>
    </style:style>
    <style:style style:name="P23" style:family="paragraph" style:parent-style-name="Text_20_body">
      <style:text-properties officeooo:paragraph-rsid="002500e6"/>
    </style:style>
    <style:style style:name="P24" style:family="paragraph" style:parent-style-name="Text_20_body">
      <style:text-properties officeooo:paragraph-rsid="002a7c9b"/>
    </style:style>
    <style:style style:name="P25" style:family="paragraph" style:parent-style-name="Text_20_body">
      <style:text-properties officeooo:paragraph-rsid="0030df2c"/>
    </style:style>
    <style:style style:name="P26" style:family="paragraph" style:parent-style-name="Text_20_body">
      <style:text-properties officeooo:paragraph-rsid="0034c48f"/>
    </style:style>
    <style:style style:name="P27" style:family="paragraph" style:parent-style-name="Text_20_body">
      <style:text-properties officeooo:paragraph-rsid="003b7988"/>
    </style:style>
    <style:style style:name="P28" style:family="paragraph" style:parent-style-name="Text_20_body">
      <style:paragraph-properties fo:text-align="end" style:justify-single-word="false" style:writing-mode="rl-tb"/>
      <style:text-properties fo:font-size="11pt" style:font-size-asian="11pt" style:font-name-complex="Hadasim CLM" style:font-size-complex="11pt"/>
    </style:style>
    <style:style style:name="P29" style:family="paragraph" style:parent-style-name="Instruction">
      <style:paragraph-properties fo:margin-left="0.4925in" fo:margin-right="0in" fo:text-indent="0in" style:auto-text-indent="false"/>
    </style:style>
    <style:style style:name="P30" style:family="paragraph" style:parent-style-name="Text_20_body">
      <style:paragraph-properties fo:margin-left="0.4925in" fo:margin-right="0in" fo:text-indent="0in" style:auto-text-indent="false"/>
    </style:style>
    <style:style style:name="P31" style:family="paragraph" style:parent-style-name="Text_20_body">
      <style:paragraph-properties fo:margin-left="0.4925in" fo:margin-right="0in" fo:line-height="100%" fo:text-indent="0in" style:auto-text-indent="false"/>
    </style:style>
    <style:style style:name="P32" style:family="paragraph" style:parent-style-name="Nonbreaking_20_Instruction">
      <style:paragraph-properties fo:margin-left="0.4925in" fo:margin-right="0in" fo:text-indent="0in" style:auto-text-indent="false"/>
    </style:style>
    <style:style style:name="P33" style:family="paragraph" style:parent-style-name="Instruction" style:master-page-name="">
      <style:paragraph-properties style:page-number="auto" fo:break-before="page"/>
    </style:style>
    <style:style style:name="P34" style:family="paragraph" style:parent-style-name="Nonbreaking_20_Instruction" style:master-page-name="">
      <style:paragraph-properties style:page-number="auto" fo:break-before="page"/>
    </style:style>
    <style:style style:name="P35" style:family="paragraph" style:parent-style-name="Paseuk_20_to_20_be_20_darshened" style:master-page-name="">
      <style:paragraph-properties style:page-number="auto" fo:break-before="page"/>
    </style:style>
    <style:style style:name="P36" style:family="paragraph" style:parent-style-name="Poetic" style:master-page-name="">
      <style:paragraph-properties style:page-number="auto" fo:keep-with-next="always"/>
      <style:text-properties officeooo:paragraph-rsid="002972e0"/>
    </style:style>
    <style:style style:name="P37" style:family="paragraph" style:parent-style-name="_32_-Column_20_Song" style:master-page-name="">
      <style:paragraph-properties fo:keep-together="always" style:page-number="auto"/>
      <style:text-properties officeooo:paragraph-rsid="00470f5b"/>
    </style:style>
    <style:style style:name="P38" style:family="paragraph" style:parent-style-name="Nonbreaking_20_Instruction">
      <style:text-properties officeooo:paragraph-rsid="00331e08"/>
    </style:style>
    <style:style style:name="P39" style:family="paragraph" style:parent-style-name="Nonbreaking_20_Instruction">
      <style:text-properties officeooo:paragraph-rsid="00470f5b"/>
    </style:style>
    <style:style style:name="P40" style:family="paragraph" style:parent-style-name="Nonbreaking_20_Instruction">
      <style:text-properties officeooo:paragraph-rsid="004f6e55"/>
    </style:style>
    <style:style style:name="P41" style:family="paragraph" style:parent-style-name="Poetic">
      <style:paragraph-properties fo:keep-with-next="always"/>
      <style:text-properties officeooo:paragraph-rsid="002972e0"/>
    </style:style>
    <style:style style:name="P42" style:family="paragraph" style:parent-style-name="_32_-Column_20_Song">
      <style:paragraph-properties fo:keep-together="always"/>
    </style:style>
    <style:style style:name="P43" style:family="paragraph" style:parent-style-name="_32_-Column_20_Song">
      <style:paragraph-properties fo:keep-together="always"/>
      <style:text-properties officeooo:paragraph-rsid="00470f5b"/>
    </style:style>
    <style:style style:name="P44" style:family="paragraph" style:parent-style-name="_32_-Column_20_Song">
      <style:paragraph-properties fo:line-height="100%">
        <style:tab-stops>
          <style:tab-stop style:position="1.0016in"/>
        </style:tab-stops>
      </style:paragraph-properties>
      <style:text-properties fo:font-size="11pt" style:font-size-asian="11pt" style:font-size-complex="11pt"/>
    </style:style>
    <style:style style:name="P45" style:family="paragraph" style:parent-style-name="_32_-Column_20_Song">
      <style:paragraph-properties fo:line-height="100%">
        <style:tab-stops>
          <style:tab-stop style:position="1.0016in"/>
        </style:tab-stops>
      </style:paragraph-properties>
      <style:text-properties fo:font-size="11pt" officeooo:paragraph-rsid="0053fa41" style:font-size-asian="11pt" style:font-size-complex="11pt"/>
    </style:style>
    <style:style style:name="P46" style:family="paragraph" style:parent-style-name="_32_-Column_20_Song">
      <style:paragraph-properties fo:line-height="100%"/>
      <style:text-properties fo:font-size="12pt" style:font-size-asian="12pt" style:font-size-complex="12pt"/>
    </style:style>
    <style:style style:name="P47" style:family="paragraph" style:parent-style-name="Instruction" style:master-page-name="">
      <style:paragraph-properties fo:margin-top="0in" fo:margin-bottom="0in" style:contextual-spacing="false" style:page-number="auto"/>
    </style:style>
    <style:style style:name="P48" style:family="paragraph" style:parent-style-name="Instruction" style:master-page-name="">
      <style:paragraph-properties fo:margin-top="0in" fo:margin-bottom="0in" style:contextual-spacing="false" style:page-number="auto"/>
      <style:text-properties officeooo:paragraph-rsid="004a9bfa"/>
    </style:style>
    <style:style style:name="P49" style:family="paragraph" style:parent-style-name="Makkot">
      <style:paragraph-properties>
        <style:tab-stops>
          <style:tab-stop style:position="0.9854in" style:type="center"/>
          <style:tab-stop style:position="1.7689in" style:type="center"/>
          <style:tab-stop style:position="2.989in" style:type="center"/>
        </style:tab-stops>
      </style:paragraph-properties>
    </style:style>
    <style:style style:name="P50" style:family="paragraph" style:parent-style-name="Text_20_body">
      <style:paragraph-properties fo:break-before="page"/>
      <style:text-properties officeooo:paragraph-rsid="00544bf0"/>
    </style:style>
    <style:style style:name="P51" style:family="paragraph" style:parent-style-name="Title">
      <style:text-properties officeooo:paragraph-rsid="00544bf0"/>
    </style:style>
    <style:style style:name="P52" style:family="paragraph" style:parent-style-name="Title" style:master-page-name="First_20_Page">
      <style:paragraph-properties style:page-number="auto"/>
      <style:text-properties officeooo:paragraph-rsid="00544bf0"/>
    </style:style>
    <style:style style:name="P53" style:family="paragraph" style:parent-style-name="Heading_20_1">
      <style:text-properties officeooo:paragraph-rsid="0048f64a"/>
    </style:style>
    <style:style style:name="P54" style:family="paragraph" style:parent-style-name="Heading_20_1" style:master-page-name="">
      <style:paragraph-properties style:page-number="auto" fo:break-before="page"/>
    </style:style>
    <style:style style:name="P55" style:family="paragraph" style:parent-style-name="Heading_20_1" style:master-page-name="">
      <style:paragraph-properties style:page-number="auto" fo:break-before="page"/>
      <style:text-properties officeooo:paragraph-rsid="001f1345"/>
    </style:style>
    <style:style style:name="P56" style:family="paragraph" style:parent-style-name="Heading_20_1">
      <style:paragraph-properties fo:break-before="page"/>
    </style:style>
    <style:style style:name="P57" style:family="paragraph" style:parent-style-name="Heading_20_2" style:list-style-name="">
      <style:paragraph-properties fo:text-align="end" style:justify-single-word="false"/>
    </style:style>
    <style:style style:name="P58" style:family="paragraph" style:parent-style-name="Heading_20_2">
      <style:paragraph-properties fo:break-before="page"/>
    </style:style>
    <style:style style:name="P59" style:family="paragraph" style:parent-style-name="Heading_20_2" style:master-page-name="">
      <style:paragraph-properties style:page-number="auto" fo:break-before="page"/>
    </style:style>
    <style:style style:name="T1" style:family="text">
      <style:text-properties fo:font-weight="bold" style:font-weight-asian="bold" style:font-weight-complex="bold"/>
    </style:style>
    <style:style style:name="fr1" style:family="graphic" style:parent-style-name="Frame">
      <style:graphic-properties fo:margin-left="0in" fo:margin-right="0in" fo:margin-top="0in" fo:margin-bottom="0in" style:vertical-pos="top" style:vertical-rel="baseline" fo:padding="0in" fo:border="none"/>
    </style:style>
    <style:style style:name="fr2" style:family="graphic" style:parent-style-name="Frame">
      <style:graphic-properties fo:margin-left="0in" fo:margin-right="0in" fo:margin-top="0in" fo:margin-bottom="0in" style:vertical-pos="top" style:vertical-rel="text" fo:padding="0in" fo:border="none"/>
    </style:style>
    <style:style style:name="Sect1" style:family="section">
      <style:section-properties text:dont-balance-text-columns="false" style:editable="false">
        <style:columns fo:column-count="2" fo:column-gap="0.2in">
          <style:column style:rel-width="32767*" fo:start-indent="0in" fo:end-indent="0.1in"/>
          <style:column style:rel-width="32768*" fo:start-indent="0.1in" fo:end-indent="0in"/>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2"/>
      <text:p text:style-name="P51"/>
      <text:p text:style-name="P51"/>
      <text:p text:style-name="P51"/>
      <text:p text:style-name="P51">הגדה של פסח</text:p>
      <text:p text:style-name="P51">עדות המזרח</text:p>
      <text:p text:style-name="P50"/>
      <text:p text:style-name="P28"/>
      <text:h text:style-name="P55" text:outline-level="1">קדש – ליל שבת</text:h>
      <text:p text:style-name="Instruction">מוזגין לו כוס ראשון ומקדש עליו ‏</text:p>
      <text:p text:style-name="Text_20_body">מִזְמ֥וֹר לְדָוִ֑ד יְהֹוָ֥ה רֹ֝עִ֗י לֹ֣א אֶחְסָֽר׃ בִּנְא֣וֹת דֶּ֭שֶׁא יַרְבִּיצֵ֑נִי עַל־מֵ֖י מְנֻח֣וֹת יְנַהֲלֵֽנִי׃ נַפְשִׁ֥י יְשׁוֹבֵ֑ב יַֽנְחֵ֥נִי בְמַעְגְּלֵי־צֶ֝֗דֶק לְמַ֣עַן שְׁמֽוֹ׃ גַּ֤ם כִּֽי־אֵלֵ֨ךְ בְּגֵ֪יא צַלְמָ֡וֶת לֹא־אִ֘ירָ֤א רָ֗ע כִּי־אַתָּ֥ה עִמָּדִ֑י שִׁבְטְךָ֥ וּ֝מִשְׁעַנְתֶּ֗ךָ הֵ֣מָּה יְנַֽחֲמֻֽנִי׃ תַּעֲרֹ֬ךְ לְפָנַ֨י ׀ שֻׁלְחָ֗ן נֶ֥גֶד צֹרְרָ֑י דִּשַּׁ֖נְתָּ בַשֶּׁ֥מֶן רֹ֝אשִׁ֗י כּוֹסִ֥י רְוָיָֽה׃ אַ֤ךְ ׀ ט֤וֹב וָחֶ֣סֶד יִ֭רְדְּפוּנִי כָּל־יְמֵ֣י חַיָּ֑י וְשַׁבְתִּ֥י בְּבֵית־יְ֝הֹוָ֗ה לְאֹ֣רֶךְ יָמִֽים׃</text:p>
      <text:p text:style-name="Text_20_body">יוֹם הַשִּׁשִּׁי: וַיְכֻלּ֛וּ הַשָּׁמַ֥יִם וְהָאָ֖רֶץ וְכָל־צְבָאָֽם׃ וַיְכַ֤ל אֱלֹהִים֙ בַּיּ֣וֹם הַשְּׁבִיעִ֔י מְלַאכְתּ֖וֹ אֲשֶׁ֣ר עָשָׂ֑ה וַיִּשְׁבֹּת֙ בַּיּ֣וֹם הַשְּׁבִיעִ֔י מִכָּל־מְלַאכְתּ֖וֹ אֲשֶׁ֥ר עָשָֽׂה׃ וַיְבָ֤רֶךְ אֱלֹהִים֙ אֶת־י֣וֹם הַשְּׁבִיעִ֔י וַיְקַדֵּ֖שׁ אֹת֑וֹ כִּ֣י ב֤וֹ שָׁבַת֙ מִכָּל־מְלַאכְתּ֔וֹ אֲשֶׁר־בָּרָ֥א אֱלֹהִ֖ים לַעֲשֽׂוֹת׃</text:p>
      <text:p text:style-name="P14">אֵ֚לֶּה מוֹעֲדֵ֣י יְהֹוָ֔ה מִקְרָאֵ֖י קֹ֑דֶשׁ אֲשֶׁר־תִּקְרְא֥וּ אֹתָ֖ם בְּמוֹעֲדָֽם׃</text:p>
      <text:p text:style-name="P14">וַיְדַבֵּ֣ר מֹשֶׁ֔ה אֶת־מֹעֲדֵ֖י יְהֹוָ֑ה אֶל־בְּנֵ֖י יִשְׂרָאֵֽל׃</text:p>
      <text:p text:style-name="P21">סַבְרִי מָרָנָן ־ לְחַיִּים</text:p>
      <text:p text:style-name="Text_20_body">בָּרוּךְ אַתָּה יְהֹוָה. אֱלֹהֵינוּ מֶלֶךְ הָעוֹלָם. בּוֹרֵא פְּרִי הַגֶּפֶן:</text:p>
      <text:p text:style-name="Text_20_body">בָּרוּךְ אַתָּה יְהֹוָה. אֱלהֵינוּ מֶלֶךְ הָעוֹלָם. אֲשֶׁר בָּחַר בָּנוּ מִכָּל־עָם וְרוֹמְמָנוּ מִכָּל־לָשׁוֹן. וְקִדְּשָׁנוּ בְּמִצְוֹתָיו. וַתִּתֶּן לָנוּ יְהֹוָה אֱלֹהֵינוּ בְּאַהֲבָה. שַׁבָּתוֹת לִמְנוּחָה וּמוֹעֲדִים לְשִׂמְחָה. חַגִּים וּזְמַנִּים לְשָׂשׂוֹן. אֶת יוֹם הַשַּׁבָּת הַזֶּה וְאֶת יוֹם חַג הַמַּצּוֹת הַזֶּה. אֶת יוֹם טוֹב מִקְרָא קֹדֶשׁ הַזֶּה. זְמַן חֵרוּתֵנוּ. בְּאַהֲבָה מִקְרָא קֹדֶשׁ זֵכֶר לִיצִיאַת מִצְרָיִם. כִּי בָנוּ בָחַרְתָּ וְאוֹתָנוּ קִדַּשְׁתָּ מִכָּל־הָעַמִּים. וְשַׁבָּתוֹת וּמוֹעֲדֵי קָדְשֶׁךָ בְּאַהֲבָה וּבְרָצוֹן בְּשִׂמְחָה וּבְשָׂשׂוֹן הִנְחַלְתָּנוּ. בָּרוּךְ אַתָּה יְהֹוָה. מְקַדֵּשׁ הַשַּׁבָּת וְיִשְׂרָאֵל וְהַזְּמַנִּים:</text:p>
      <text:p text:style-name="Text_20_body">בָּרוּךְ אַתָּה יְהֹוָה. אֱלֹהֵינוּ מֶלֶךְ הָעוֹלָם. שֶׁהֶחֱיָנוּ וְקִיְּמָנוּ וְהִגִּיעָנוּ לַזְּמַן הַזֶּה:</text:p>
      <text:p text:style-name="Instruction">וישתו בהסבה</text:p>
      <text:h text:style-name="P55" text:outline-level="1">קדש – מוצאי שבת</text:h>
      <text:p text:style-name="Instruction">מוזגין לו כוס ראשון ומקדש עליו ‏</text:p>
      <text:p text:style-name="Poetic">אֵ֚לֶּה מוֹעֲדֵ֣י יְהֹוָ֔ה מִקְרָאֵ֖י קֹ֑דֶשׁ אֲשֶׁר־תִּקְרְא֥וּ אֹתָ֖ם בְּמוֹעֲדָֽם׃</text:p>
      <text:p text:style-name="Poetic">וַיְדַבֵּ֣ר מֹשֶׁ֔ה אֶת־מֹעֲדֵ֖י יְהֹוָ֑ה אֶל־בְּנֵ֖י יִשְׂרָאֵֽל׃</text:p>
      <text:p text:style-name="P21">סַבְרִי מָרָנָן ־ לְחַיִּים</text:p>
      <text:p text:style-name="Text_20_body">בָּרוּךְ אַתָּה יְהֹוָה. אֱלֹהֵינוּ מֶלֶךְ הָעוֹלָם. בּוֹרֵא פְּרִי הַגֶּפֶן:</text:p>
      <text:p text:style-name="Text_20_body">בָּרוּךְ אַתָּה יְהֹוָה. אֱלהֵינוּ מֶלֶךְ הָעוֹלָם. אֲשֶׁר בָּחַר בָּנוּ מִכָּל־עָם וְרוֹמְמָנוּ מִכָּל־לָשׁוֹן. וְקִדְּשָׁנוּ בְּמִצְוֹתָיו. וַתִּתֶּן לָנוּ יְהֹוָה אֱלֹהֵינוּ בְּאַהֲבָה. מוֹעֲדִים לְשִׂמְחָה. חַגִּים וּזְמַנִּים לְשָׂשׂוֹן. אֶת יוֹם חַג הַמַּצּוֹת הַזֶּה. אֶת יוֹם טוֹב מִקְרָא קֹדֶשׁ הַזֶּה. זְמַן חֵרוּתֵנוּ. בְּאַהֲבָה מִקְרָא קֹדֶשׁ זֵכֶר לִיצִיאַת מִצְרָיִם. כִּי בָנוּ בָחַרְתָּ וְאוֹתָנוּ קִדַּשְׁתָּ מִכָּל־הָעַמִּים. מוֹעֲדֵי קָדְשֶׁךָ בְּשִׂמְחָה וּבְשָׂשׂוֹן הִנְחַלְתָּנוּ. בָּרוּךְ אַתָּה יְהֹוָה. מְקַדֵּשׁ יִשְׂרָאֵל וְהַזְּמַנִּים:</text:p>
      <text:p text:style-name="Text_20_body">בָּרוּךְ אַתָּה יְהֹוָה. אֱלֹהֵינוּ מֶלֶךְ הָעוֹלָם. בּוֹרֵא מְאוֹרֵי הָאֵשׁ:</text:p>
      <text:p text:style-name="Text_20_body">בָּרוּךְ אַתָּה יְהֹוָה. אֱלֹהֵינוּ מֶלֶךְ הָעוֹלָם. הַמַּבְדִּיל בֵּין קֹדֶשׁ לְחֹל. וּבֵין אוֹר לְחשֶׁךְ. וּבֵין יִשְׂרָאֵל לָעַמִּים. וּבֵין יוֹם הַשְּׁבִיעִי לְשֵׁשֶׁת יְמֵי הַמַּעֲשֶׂה. בֵּין קְדֻשַּׁת שַׁבָּת לִקְדֻשַּׁת יוֹם טוֹב הִבְדַּלְתָּ. וְאֶת יוֹם הַשְּׁבִיעִי מִשֵּׁשֶׁת יְמֵי הַמַּעֲשֶׂה הִקְדַּשְׁתָּ וְהִבְדַּלְתָּ. וְהִקְדַּשְׁתָּ אֶת עַמְּךָ יִשְׂרָאֵל בִּקְדֻשָּׁתָךְ. בָּרוּךְ אַתָּה יְהֹוָה. הַמַּבְדִּיל בֵּין קֹדֶשׁ לְקֹדֶשׁ:</text:p>
      <text:p text:style-name="Text_20_body">בָּרוּךְ אַתָּה יְהֹוָה. אֱלֹהֵינוּ מֶלֶךְ הָעוֹלָם. שֶׁהֶחֱיָנוּ וְקִיְּמָנוּ וְהִגִּיעָנוּ לַזְּמַן הַזֶּה:</text:p>
      <text:p text:style-name="Instruction">וישתו בהסבה</text:p>
      <text:h text:style-name="P55" text:outline-level="1">קדש – שאר לילות</text:h>
      <text:p text:style-name="Instruction">מוזגין לו כוס ראשון ומקדש עליו ‏</text:p>
      <text:p text:style-name="Poetic">אֵ֚לֶּה מוֹעֲדֵ֣י יְהֹוָ֔ה מִקְרָאֵ֖י קֹ֑דֶשׁ אֲשֶׁר־תִּקְרְא֥וּ אֹתָ֖ם בְּמוֹעֲדָֽם׃</text:p>
      <text:p text:style-name="Poetic">וַיְדַבֵּ֣ר מֹשֶׁ֔ה אֶת־מֹעֲדֵ֖י יְהֹוָ֑ה אֶל־בְּנֵ֖י יִשְׂרָאֵֽל׃</text:p>
      <text:p text:style-name="P21">סַבְרִי מָרָנָן ־ לְחַיִּים</text:p>
      <text:p text:style-name="Text_20_body">בָּרוּךְ אַתָּה יְהֹוָה. אֱלֹהֵינוּ מֶלֶךְ הָעוֹלָם. בּוֹרֵא פְּרִי הַגֶּפֶן:</text:p>
      <text:p text:style-name="Text_20_body">בָּרוּךְ אַתָּה יְהֹוָה. אֱלהֵינוּ מֶלֶךְ הָעוֹלָם. אֲשֶׁר בָּחַר בָּנוּ מִכָּל־עָם וְרוֹמְמָנוּ מִכָּל־לָשׁוֹן. וְקִדְּשָׁנוּ בְּמִצְוֹתָיו. וַתִּתֶּן לָנוּ יְהֹוָה אֱלֹהֵינוּ בְּאַהֲבָה. מוֹעֲדִים לְשִׂמְחָה. חַגִּים וּזְמַנִּים לְשָׂשׂוֹן. אֶת יוֹם חַג הַמַּצּוֹת הַזֶּה. אֶת יוֹם טוֹב מִקְרָא קֹדֶשׁ הַזֶּה. זְמַן חֵרוּתֵנוּ. בְּאַהֲבָה מִקְרָא קֹדֶשׁ זֵכֶר לִיצִיאַת מִצְרָיִם. כִּי בָנוּ בָחַרְתָּ וְאוֹתָנוּ קִדַּשְׁתָּ מִכָּל־הָעַמִּים. מוֹעֲדֵי קָדְשֶׁךָ בְּשִׂמְחָה וּבְשָׂשׂוֹן הִנְחַלְתָּנוּ. בָּרוּךְ אַתָּה יְהֹוָה. מְקַדֵּשׁ יִשְׂרָאֵל וְהַזְּמַנִּים:</text:p>
      <text:p text:style-name="Text_20_body">בָּרוּךְ אַתָּה יְהֹוָה. אֱלֹהֵינוּ מֶלֶךְ הָעוֹלָם. שֶׁהֶחֱיָנוּ וְקִיְּמָנוּ וְהִגִּיעָנוּ לַזְּמַן הַזֶּה:</text:p>
      <text:p text:style-name="Instruction">וישתו בהסבה</text:p>
      <text:h text:style-name="P54" text:outline-level="1">וּרְחַץ ‏</text:h>
      <text:p text:style-name="Instruction">יטול ידיו בשביל טבול הכרפס ולא יברך על נטילת ידים כי כל דבר שטבולו באחד משבעה משקין צריך נטילה ואשרי הנזהר ליטול ידיו לטיבול משקה בכל השנה</text:p>
      <text:h text:style-name="Heading_20_1" text:outline-level="1">כַּרְפַּס</text:h>
      <text:p text:style-name="Nonbreaking_20_Instruction">יקח כרפס פחות מכזית כדי שלא יתחייב בברכה אחרונה ויטבל אותו במי המלח ויברך ויכוין לפטור בברכה זו גם אכילת מרור</text:p>
      <text:p text:style-name="Text_20_body">בָּרוּךְ אַתָּה יְהֹוָה. אֱלֹהֵינוּ מֶלֶךְ הָעוֹלָם. בּוֹרֵא פְּרִי הָאֲדָמָה:</text:p>
      <text:p text:style-name="Instruction">ויאכל אותו בלי הסבה ויזהר להשאיר מהכרפס כדי שיהיה סוד הקערה שלם עד אכילת מצה ומרור.</text:p>
      <text:h text:style-name="Heading_20_1" text:outline-level="1">יַחַץ</text:h>
      <text:p text:style-name="Instruction">יקח מצה האמצעית ויחלקנה לשני חלקים חלק אחד גדול כצורת "ו" ויצניענו לאפיקומן וחלק השני קטן כצורת "ד" יניחנו בין שתי המצות.</text:p>
      <text:h text:style-name="Heading_20_1" text:outline-level="1">מַגִּיד</text:h>
      <text:p text:style-name="Nonbreaking_20_Instruction">אומרים ההגדה בשמחה ובקול רם והיא ספור יציאת מצרים שהיא מצות עשה מן התורה</text:p>
      <text:p text:style-name="Nonbreaking_20_Instruction">מגביהין את הקערה ואומרים</text:p>
      <text:p text:style-name="Text_20_body">הָא לַחְמָא עַנְיָא. דִּי אֲכָלוּ אַבְהָתָנָא בְּאַרְעָא דְמִצְרָיִם. כָּל דִּכְפִין יֵיתֵי וְיֵכוּל. כָּל דִּצְרִיךְ יֵיתֵי וְיִפְסַח. הַשַּׁתָּא הָכָא. לְשָׁנָה הַבָּאָה בְּאַרְעָא דְיִשְׂרָאֵל. הַשַּׁתָּא הָכָא עַבְדֵּי. לְשָׁנָה הַבָּאָה בְּאַרְעָא דְיִשְׂרָאֵל בְּנֵי חוֹרִין:</text:p>
      <text:p text:style-name="P28"/>
      <text:h text:style-name="Heading_20_2" text:outline-level="2"><text:soft-page-break/>מה נשתנה</text:h>
      <text:p text:style-name="Nonbreaking_20_Instruction">מוזגים כוס שני. (הבעל הבית ישפוך כל הכוס בעת אמירת העשר מכות, ולא ישתה.) מסלקים את הקערה כאלו כבר אכלו כדי שיראו התינוקות וישאלו.</text:p>
      <text:p text:style-name="P2">מַה נִּשְׁתַּנָּה הַלַּיְלָה הַזֶּה. מִכָּל הַלֵּילוֹת:</text:p>
      <text:p text:style-name="P1">שֶׁבְּכָל־הַלֵּילוֹת אֵין אֲנַחְנוּ מְטַבְּלִין אֲפִילוּ פַּעַם אַחַת.</text:p>
      <text:p text:style-name="P1">וְהַלַּיְלָה הַזֶּה שְׁתֵּי פְעָמִים:</text:p>
      <text:p text:style-name="P1">שֶׁבְּכָל־הַלֵּילוֹת אֲנַחְנוּ אוֹכְלִין חָמֵץ אוֺ מַצָּה.</text:p>
      <text:p text:style-name="P1">וְהַלַּיְלָה הַזֶּה כֻּלּוֹ מַצָּה:</text:p>
      <text:p text:style-name="P1">שֶׁבְּכָל־הַלֵּילוֹת אֲנַחְנוּ אוֹכְלִין שְׁאָר יְרָקוֹת.</text:p>
      <text:p text:style-name="P1">וְהַלַּיְלָה הַזֶּה מָרוֹר:</text:p>
      <text:p text:style-name="P1">שֶׁבְּכָל־הַלֵּילוֹת אֲנַחְנוּ אוֹכְלִין וְשׁוֺתִין בֵּין יוֹשְׁבִין וּבֵין מְסֻבִּין.</text:p>
      <text:p text:style-name="P1">וְהַלַּיְלָה הַזֶּה כֻּלָּנוּ מְסֻבִּין:</text:p>
      <text:h text:style-name="Heading_20_2" text:outline-level="2">עבדים היינו</text:h>
      <text:p text:style-name="Nonbreaking_20_Instruction">מחזירים הקערה למקומה על השולחן ואומר ההגדה, ותהיה המצה מגולה בשעת אמירת ההגדה. ורק בעת שאוחז ‏הכוס בידו יכסנה</text:p>
      <text:p text:style-name="Text_20_body">עֲבָדִים הָיִינוּ לְפַרְעֹה בְּמִצְרָיִם. וַיּוֹצִיאֵנוּ יְהֹוָה אֱלֹהֵינוּ מִשָּׁם. בְּיָד חֲזָקָה. וּבִזְרוֹעַ נְטוּיָה. וְאִלּוּ לֹא הוֹצִיא הַקָּדוֹשׁ בָּרוּךְ הוּא אֶת אֲבוֹתֵינוּ מִמִּצְרָיִם עֲדַיִין אֲנַחְנוּ וּבָנֵינוּ וּבְנֵי בָנֵינוּ. מְשֻׁעְבָּדִים הָיִינוּ לְפַרְעֹה בְמִצְרָיִם. וַאֲפִלּוּ כֻּלָּנוּ חֲכָמִים. כֻּלָּנוּ נְבוֹנִים. כֻּלָּנוּ יוֹדְעִים אֶת הַתּוֹרָה. מִצְוָה עָלֵינוּ לְסַפֵּר בִּיצִיאַת מִצְרַיִם. וְכָל־הַמַּרְבֶּה לְסַפֵּר בִּיצִיאַת מִצְרַיִם הֲרֵי זֶה מְשֻׁבָּח:</text:p>
      <text:h text:style-name="Heading_20_2" text:outline-level="2">מעשה שהיה בבני ברק</text:h>
      <text:p text:style-name="Text_20_body">מַעֲשֶׂה בְּרַבִּי אֱלִיעֶזֶר. וְרַבִּי יְהוֹשֻׁעַ. וְרַבִּי אֶלְעָזָר בֶּן־עֲזַרְיָה. וְרַבִּי עֲקִיבָא. וְרַבִּי טַרְפוֹן. שֶׁהָיוּ מְסֻבִּין בִּבְנֵי בְרַק. וְהָיוּ מְסַפְּרִים בִּיצִיאַת מִצְרַיִם כָּל־אוֹתוֹ הַלַּיְלָה. עַד שֶׁבָּאוּ תַלְמִידֵיהֶם וְאָמְרוּ לָהֶם. רַבּוֹתֵינוּ הִגִּיעַ זְמַן קְרִיאַת שְׁמַע שֶׁל שַׁחֲרִית:</text:p>
      <text:p text:style-name="Text_20_body"><text:soft-page-break/>אָמַר רַבִּי אֶלְעָזָר בֶּן־עֲזַרְיָה. הֲרֵי אֲנִי כְּבֶן שִׁבְעִים שָׁנָה וְלֹא זָכִיתִי שֶׁתֵּאָמֵר יְצִיאַת מִצְרַיִם בַּלֵּילוֹת. עַד שֶׁדְּרָשָׁהּ בֶּן זוֹמָא שֶׁנֶּאֱמַר. לְמַ֣עַן תִּזְכֹּ֗ר אֶת־י֤וֹם צֵֽאתְךָ֙ מֵאֶ֣רֶץ מִצְרַ֔יִם כֹּ֖ל יְמֵ֥י חַיֶּֽיךָ. יְמֵי חַיֶּיךָ. הַיָּמִים. כֹּל יְמֵי חַיֶּיךָ. הַלֵּילוֹת. וַחֲכָמִים אוֹמְרִים. יְמֵי חַיֶּיךָ. הָעוֹלָם הַזֶּה. כֹּל יְמֵי חַיֶּיךָ. לְהָבִיא לִימוֹת הַמָּשִׁיחַ:</text:p>
      <text:h text:style-name="Heading_20_2" text:outline-level="2">ארבעה בנים</text:h>
      <text:p text:style-name="Text_20_body">בָּרוּךְ הַמָּקוֹם בָּרוּךְ הוּא. בָּרוּךְ שֶׁנָּתַן תּוֹרָה לְעַמּוֹ יִשְׂרָאֵל. בָּרוּךְ הוּא. כְּנֶגֶד אַרְבָּעָה בָנִים דִּבְּרָה תוֹרָה. אֶחָד חָכָם. וְאֶחָד רָשָׁע. וְאֶחָד תָּם. וְאֶחָד שֶׁאֵינוֹ יוֹדֵעַ לִשְׁאַל:</text:p>
      <text:p text:style-name="Text_20_body"><text:span text:style-name="Divrei_20_HaMatchil">חָכָם</text:span> מַה הוּא אוֹמֵר. מָ֣ה הָעֵדֹ֗ת וְהַֽחֻקִּים֙ וְהַמִּשְׁפָּטִ֔ים אֲשֶׁ֥ר צִוָּ֛ה יְהֹוָ֥ה אֱלֹהֵ֖ינוּ אֶתְכֶֽם. אַף אַתָּה אֱמוֹר לוֹ כְּהִלְכוֹת הַפֶּסַח. אֵין מַפְטִירִין אַחַר הַפֶּסַח אֲפִיקוֹמָן:</text:p>
      <text:p text:style-name="Text_20_body"><text:span text:style-name="Divrei_20_HaMatchil">רָשָׁע</text:span> מַה הוּא אוֹמֵר. מָ֛ה הָעֲבֹדָ֥ה הַזֹּ֖את לָכֶֽם. לָכֶם וְלֹא לוֹ. וּלְפִי שֶׁהוֹצִיא אֶת־עַצְמוֹ מִן הַכְּלָל. כָּפַר בָּעִקָּר. אַף אַתָּה הַקְהֵה אֶת־שִׁנָּיו וֶאֱמוֹר לוֹ. בַּעֲב֣וּר זֶ֗ה עָשָׂ֤ה יְהֹוָה֙ לִ֔י בְּצֵאתִ֖י מִמִּצְרָֽיִם. לִי וְלֹא לוֹ. וְאִלּוּ הָיָה שָׁם לֹא הָיָה נִגְאָל:</text:p>
      <text:p text:style-name="Text_20_body"><text:span text:style-name="Divrei_20_HaMatchil">תָּם</text:span> מַה הוּא אוֹמֵר. מַה־זֹּ֑את. וְאָמַרְתָּ֣ אֵלָ֔יו בְּחֹ֣זֶק יָ֗ד הוֹצִיאָ֧נוּ יְהֹוָ֛ה מִמִּצְרַ֖יִם מִבֵּ֥ית עֲבָדִֽים:</text:p>
      <text:p text:style-name="Text_20_body"><text:span text:style-name="Divrei_20_HaMatchil">וְשֶׁאֵינוֹ יוֹדֵעַ לִשְׁאַל.</text:span> אַתְּ פְּתַח לוֹ. שֶׁנֶּאֱמַר. וְהִגַּדְתָּ֣ לְבִנְךָ֔ בַּיּ֥וֹם הַה֖וּא לֵאמֹ֑ר. בַּעֲב֣וּר זֶ֗ה עָשָׂ֤ה יְהֹוָה֙ לִ֔י בְּצֵאתִ֖י מִמִּצְרָֽיִם:</text:p>
      <text:p text:style-name="P28"/>
      <text:h text:style-name="Heading_20_2" text:outline-level="2">יכול מראש חודש</text:h>
      <text:p text:style-name="Text_20_body">יָכוֹל מֵרֹאשׁ חֹדֶשׁ. תַּלְמוּד לוֹמַר בַּיּוֹם הַהוּא. אִי בַּיּוֹם הַהוּא. יָכוֹל מִבְּעוֹד יוֹם. תַּלְמוּד לוֹמַר בַּעֲבוּר זֶה. בַּעֲבוּר זֶה לֹא אָמַרְתִּי אֶלָּא בְּשָׁעָה שֶׁמַצָּה וּמָרוֹר מֻנָּחִים לְפָנֶיךָ:</text:p>
      <text:h text:style-name="Heading_20_2" text:outline-level="2"><text:soft-page-break/>מתחילה עובדי עבודה זרה היו אבותינו</text:h>
      <text:p text:style-name="Text_20_body">מִתְּחִלָּה עוֹבְדֵי עֲבוֹדָה זָרָה הָיוּ אֲבוֹתֵינוּ. וְעַכְשָׁיו קֵרְבָנוּ הַמָּקוֹם לַעֲבדָתוֹ. שֶׁנֶּאֱמַר. וַיֹּ֨אמֶר יְהוֹשֻׁ֜עַ אֶל־כָּל־הָעָ֗ם כֹּֽה־אָמַ֣ר יְהֹוָה֮ אֱלֹהֵ֣י יִשְׂרָאֵל֒ בְּעֵ֣בֶר הַנָּהָ֗ר יָשְׁב֤וּ אֲבֽוֹתֵיכֶם֙ מֵֽעוֹלָ֔ם תֶּ֛רַח אֲבִ֥י אַבְרָהָ֖ם וַאֲבִ֣י נָח֑וֹר וַיַּעַבְד֖וּ אֱלֹהִ֥ים אֲחֵרִֽים׃ וָ֠אֶקַּח אֶת־אֲבִיכֶ֤ם אֶת־אַבְרָהָם֙ מֵעֵ֣בֶר הַנָּהָ֔ר וָאוֹלֵ֥ךְ אוֹת֖וֹ בְּכָל־אֶ֣רֶץ כְּנָ֑עַן וארב [וָאַרְבֶּה֙] אֶת־זַרְע֔וֹ וָֽאֶתֶּן־ל֖וֹ אֶת־יִצְחָֽק׃ וָאֶתֵּ֣ן לְיִצְחָ֔ק אֶֽת־יַעֲקֹ֖ב וְאֶת־עֵשָׂ֑ו וָאֶתֵּ֨ן לְעֵשָׂ֜ו אֶת־הַ֤ר שֵׂעִיר֙ לָרֶ֣שֶׁת אוֹת֔וֹ וְיַעֲקֹ֥ב וּבָנָ֖יו יָרְד֥וּ מִצְרָֽיִם׃</text:p>
      <text:p text:style-name="Text_20_body">בָּרוּךְ שׁוֹמֵר הַבְטָחָתוֹ לְיִשְׂרָאֵל. בָּרוּךְ הוּא. שֶׁהַקָּדוֹשׁ בָּרוּךְ הוּא. חִשֵּׁב אֶת־הַקֵּץ. לַעֲשׂוֹת כְּמָה שֶׁאָמַר לְאַבְרָהָם אָבִינוּ בִּבְרִית בֵּין הַבְּתָרִים. שֶׁנֶּאֱמַר. וַיֹּ֣אמֶר לְאַבְרָ֗ם יָדֹ֨עַ תֵּדַ֜ע כִּי־גֵ֣ר ׀ יִהְיֶ֣ה זַרְעֲךָ֗ בְּאֶ֙רֶץ֙ לֹ֣א לָהֶ֔ם וַעֲבָד֖וּם וְעִנּ֣וּ אֹתָ֑ם אַרְבַּ֥ע מֵא֖וֹת שָׁנָֽה׃ וְגַ֧ם אֶת־הַגּ֛וֹי אֲשֶׁ֥ר יַעֲבֹ֖דוּ דָּ֣ן אָנֹ֑כִי וְאַחֲרֵי־כֵ֥ן יֵצְא֖וּ בִּרְכֻ֥שׁ גָּדֽוֹל׃</text:p>
      <text:p text:style-name="Nonbreaking_20_Instruction">יכסה את המצות ויאחז את הכוס בידו הימנית ויאמר</text:p>
      <text:p text:style-name="Text_20_body">הִיא שֶׁעָמְדָה לַאֲבוֹתֵינוּ וְלָנוּ. שֶׁלֹּא אֶחָד בִּלְבַד עָמַד עָלֵינוּ לְכַלּוֹתֵינוּ. אֶלָּא שֶׁבְּכָל־דּוֹר וָדוֹר עוֹמְדִים עָלֵינוּ לְכַלוֹתֵינוּ. וְהַקָּדוֹשׁ בָּרוּךְ הוּא מַצִּילֵנוּ מִיָּדָם:</text:p>
      <text:p text:style-name="Instruction">יניח הכוס על השלחן, ויגלה המצות עד לפיכך</text:p>
      <text:h text:style-name="Heading_20_2" text:outline-level="2">ארמי אבד אבי</text:h>
      <text:p text:style-name="Text_20_body">צֵא וּלְמַד מַה בִּקֵּשׁ לָבָן הָאֲרַמִּי לַעֲשׂוֹת לְיַעֲקֹב אָבִינוּ. שֶׁפַּרְעֹה לֹא גָזַר אֶלָּא עַל הַזְּכָרִים. וְלָבָן בִּקֵּשׁ לַעֲקוֹר אֶת הַכֹּל. שֶׁנֶּאֱמַר.</text:p>
      <text:p text:style-name="Paseuk_20_to_20_be_20_darshened">אֲרַמִּי֙ אֹבֵ֣ד אָבִ֔י וַיֵּ֣רֶד מִצְרַ֔יְמָה וַיָּ֥גָר שָׁ֖ם בִּמְתֵ֣י מְעָ֑ט וַֽיְהִי־שָׁ֕ם לְג֥וֹי גָּד֖וֹל עָצ֥וּם וָרָֽב:</text:p>
      <text:p text:style-name="P22"><text:span text:style-name="Divrei_20_HaMatchil">וַיֵּרֶד מִצְרַיְמָה.</text:span> אָנוּס עַל פִּי הַדִּבּוּר:</text:p>
      <text:p text:style-name="P22"><text:soft-page-break/><text:span text:style-name="Divrei_20_HaMatchil">וַיָּגָר שָׁם.</text:span> מְלַמֵּד שֶׁלֹא יָרַד לְהִשְׁתַּקֵּעַ אֶלָּא לָגוּר שָׁם. שֶׁנֶּאֱמַר. וַיֹּאמְר֣וּ אֶל־פַּרְעֹ֗ה לָג֣וּר בָּאָרֶץ֮ בָּאנוּ֒ כִּי־אֵ֣ין מִרְעֶ֗ה לַצֹּאן֙ אֲשֶׁ֣ר לַעֲבָדֶ֔יךָ כִּֽי־כָבֵ֥ד הָרָעָ֖ב בְּאֶ֣רֶץ כְּנָ֑עַן וְעַתָּ֛ה יֵֽשְׁבוּ־נָ֥א עֲבָדֶ֖יךָ בְּאֶ֥רֶץ גֹּֽשֶׁן׃</text:p>
      <text:p text:style-name="Text_20_body"><text:span text:style-name="Divrei_20_HaMatchil">בִּמְתֵי מְעָט.</text:span> כְּמוֹ שֶׁנֶּאֱמַר. בְּשִׁבְעִ֣ים נֶ֔פֶשׁ יָרְד֥וּ אֲבֹתֶ֖יךָ מִצְרָ֑יְמָהּ וְעַתָּ֗ה שָֽׂמְךָ֙ יְהֹוָ֣ה אֱלֹהֶ֔יךָ כְּכוֹכְבֵ֥י הַשָּׁמַ֖יִם לָרֹֽב׃</text:p>
      <text:p text:style-name="P23"><text:span text:style-name="Divrei_20_HaMatchil">וַיְהִי שָׁם לְגוֹי גָּדוֹל.</text:span> מְלַמֵד שֶׁהָיוּ יִשְׂרָאֵל מְצוּיָנִים שָׁם:</text:p>
      <text:p text:style-name="P23"><text:span text:style-name="Divrei_20_HaMatchil">לְגוֹי גָּדוֹל עָצוּם.</text:span> כְּמוֹ שֶּׁנֶּאֱמַר. וּבְנֵ֣י יִשְׂרָאֵ֗ל פָּר֧וּ וַֽיִּשְׁרְצ֛וּ וַיִּרְבּ֥וּ וַיַּֽעַצְמ֖וּ בִּמְאֹ֣ד מְאֹ֑ד וַתִּמָּלֵ֥א הָאָ֖רֶץ אֹתָֽם׃</text:p>
      <text:p text:style-name="Text_20_body"><text:span text:style-name="Divrei_20_HaMatchil">וָרָב.</text:span> כְּמוֹ שֶּׁנֶּאֱמַר. רְבָבָ֗ה כְּצֶ֤מַח הַשָּׂדֶה֙ נְתַתִּ֔יךְ וַתִּרְבִּי֙ וַֽתִּגְדְּלִ֔י וַתָּבֹ֖אִי בַּעֲדִ֣י עֲדָיִ֑ים שָׁדַ֤יִם נָכֹ֙נוּ֙ וּשְׂעָרֵ֣ךְ צִמֵּ֔חַ וְאַ֖תְּ עֵרֹ֥ם וְעֶרְיָֽה׃ וָאֶעֱבֹ֤ר עָלַ֙יִךְ֙ וָֽאֶרְאֵ֔ךְ מִתְבּוֹסֶ֖סֶת בְּדָמָ֑יִךְ וָאֹ֤מַר לָךְ֙ בְּדָמַ֣יִךְ חֲיִ֔י וָאֹ֥מַר לָ֖ךְ בְּדָמַ֥יִךְ חֲיִֽי׃</text:p>
      <text:p text:style-name="Paseuk_20_to_20_be_20_darshened">וַיָּרֵ֧עוּ אֹתָ֛נוּ הַמִּצְרִ֖ים וַיְעַנּ֑וּנוּ וַיִּתְּנ֥וּ עָלֵ֖ינוּ עֲבֹדָ֥ה קָשָֽׁה׃</text:p>
      <text:p text:style-name="P22"><text:span text:style-name="Divrei_20_HaMatchil">וַיָּרֵעוּ אֹתָנוּ הַמִּצְרִים.</text:span> כְּמוֹ שֶׁנֶּאֱמַר. הָ֥בָה נִֽתְחַכְּמָ֖ה ל֑וֹ פֶּן־יִרְבֶּ֗ה וְהָיָ֞ה כִּֽי־תִקְרֶ֤אנָה מִלְחָמָה֙ וְנוֹסַ֤ף גַּם־הוּא֙ עַל־שֹׂ֣נְאֵ֔ינוּ וְנִלְחַם־בָּ֖נוּ וְעָלָ֥ה מִן־הָאָֽרֶץ׃</text:p>
      <text:p text:style-name="Text_20_body"><text:span text:style-name="Divrei_20_HaMatchil">וַיְעַנּוּנוּ.</text:span> כְּמוֹ שֶּׁנֶּאֱמַר. וַיָּשִׂ֤ימוּ עָלָיו֙ שָׂרֵ֣י מִסִּ֔ים לְמַ֥עַן עַנֹּת֖וֹ בְּסִבְלֹתָ֑ם וַיִּ֜בֶן עָרֵ֤י מִסְכְּנוֹת֙ לְפַרְעֹ֔ה אֶת־פִּתֹ֖ם וְאֶת־רַעַמְסֵֽס:</text:p>
      <text:p text:style-name="Text_20_body"><text:span text:style-name="Divrei_20_HaMatchil">וַיִתְּנוּ עָלֵינוּ עֲבֹדָה קָשָׁה.</text:span> כְּמוֹ שֶֹׁנֶּאֱמַר. וַיַּעֲבִ֧דוּ מִצְרַ֛יִם אֶת־בְּנֵ֥י יִשְׂרָאֵ֖ל בְּפָֽרֶךְ:</text:p>
      <text:p text:style-name="Paseuk_20_to_20_be_20_darshened"><text:soft-page-break/>וַנִּצְעַ֕ק אֶל־יְהֹוָ֖ה אֱלֹהֵ֣י אֲבֹתֵ֑ינוּ וַיִּשְׁמַ֤ע יְהֹוָה֙ אֶת־קֹלֵ֔נוּ וַיַּ֧רְא אֶת־עָנְיֵ֛נוּ וְאֶת־עֲמָלֵ֖נוּ וְאֶת־לַחֲצֵֽנוּ׃</text:p>
      <text:p text:style-name="Text_20_body">וַנִּצְעַק אֶל־יְהֹוָה אֱלֹהֵי אֲבֹתֵינוּ. כְּמוֹ שֶׁנֶּאֱמַר. וַיְהִי֩ בַיָּמִ֨ים הָֽרַבִּ֜ים הָהֵ֗ם וַיָּ֙מָת֙ מֶ֣לֶךְ מִצְרַ֔יִם וַיֵּאָנְח֧וּ בְנֵֽי־יִשְׂרָאֵ֛ל מִן־הָעֲבֹדָ֖ה וַיִּזְעָ֑קוּ וַתַּ֧עַל שַׁוְעָתָ֛ם אֶל־הָאֱלֹהִ֖ים מִן־הָעֲבֹדָֽה:</text:p>
      <text:p text:style-name="Text_20_body"><text:span text:style-name="Divrei_20_HaMatchil">וַיִּשְׁמַע יְהֹוָה אֶת קֹלֵנוּ.</text:span> כְּמוֹ שֶׁנֶּאֱמַר. וַיִּשְׁמַ֥ע אֱלֹהִ֖ים אֶת־נַאֲקָתָ֑ם וַיִּזְכֹּ֤ר אֱלֹהִים֙ אֶת־בְּרִית֔וֹ אֶת־אַבְרָהָ֖ם אֶת־יִצְחָ֥ק וְאֶֽת־יַעֲקֹֽב:</text:p>
      <text:p text:style-name="Text_20_body"><text:span text:style-name="Divrei_20_HaMatchil">וַיַּרְא אֶת עָנְיֵנוּ.</text:span> זוֹ פְּרִישׁוּת דֶּרֶךְ אֶרֶץ. כְּמוֹ שֶׁנֶּאֱמַר. וַיַּ֥רְא אֱלֹהִ֖ים אֶת־בְּנֵ֣י יִשְׂרָאֵ֑ל וַיֵּ֖דַע אֱלֹהִֽים:</text:p>
      <text:p text:style-name="Text_20_body"><text:span text:style-name="Divrei_20_HaMatchil">וְאֶת עֲמָלֵנוּ.</text:span> אֵלּוּ הַבָּנִים. כְּמוֹ שֶׁנֶּאֱמַר. וַיְצַ֣ו פַּרְעֹ֔ה לְכָל־עַמּ֖וֹ לֵאמֹ֑ר כָּל־הַבֵּ֣ן הַיִּלּ֗וֹד הַיְאֹ֙רָה֙ תַּשְׁלִיכֻ֔הוּ וְכָל־הַבַּ֖ת תְּחַיּֽוּן׃</text:p>
      <text:p text:style-name="Text_20_body"><text:span text:style-name="Divrei_20_HaMatchil">וְאֶת לַחָצֵנוּ.</text:span> זֶה הַדַּחַק. כְּמוֹ שֶׁנֶּאֱמַר. וְגַם־רָאִ֙יתִי֙ אֶת־הַלַּ֔חַץ אֲשֶׁ֥ר מִצְרַ֖יִם לֹחֲצִ֥ים אֹתָֽם׃</text:p>
      <text:p text:style-name="P35">וַיּוֹצִאֵ֤נוּ יְהֹוָה֙ מִמִּצְרַ֔יִם בְּיָ֤ד חֲזָקָה֙ וּבִזְרֹ֣עַ נְטוּיָ֔ה וּבְמֹרָ֖א גָּדֹ֑ל וּבְאֹת֖וֹת וּבְמֹפְתִֽים:</text:p>
      <text:p text:style-name="Text_20_body"><text:span text:style-name="Divrei_20_HaMatchil">וַיּוֹצִאֵנוּ יְהֹוָה מִמִּצְרַיִם.</text:span> לֹא עַל יְדֵי מַלְאָךְ. וְלֹא עַל יְדֵי שָׂרָף. וְלֹא עַל יְדֵי שָׁלִיחַ. אֶלָּא הַקָּדוֹשׁ בָּרוּךְ הוּא בִּכְבוֹדוֹ וּבְעַצְמוֹ. שֶׁנֶּאֱמַר. וְעָבַרְתִּ֣י בְאֶֽרֶץ־מִצְרַיִם֮ בַּלַּ֣יְלָה הַזֶּה֒ וְהִכֵּיתִ֤י כָל־בְּכוֹר֙ בְּאֶ֣רֶץ מִצְרַ֔יִם מֵאָדָ֖ם וְעַד־בְּהֵמָ֑ה וּבְכָל־אֱלֹהֵ֥י מִצְרַ֛יִם אֶֽעֱשֶׂ֥ה שְׁפָטִ֖ים אֲנִ֥י יְהֹוָֽה:</text:p>
      <text:p text:style-name="P20">וְעָבַרְתִּי בְאֶרֶץ מִצְרַיִם.<text:tab/>אֲנִי וְלֹא מַלְאָךְ.</text:p>
      <text:p text:style-name="P20">וְהִכֵּיתִ֤י כָל־בְּכוֹר֙.<text:tab/>אֲנִי וְלֹא שָׂרָף.</text:p>
      <text:p text:style-name="P20">וּבְכָל־אֱלֹהֵ֥י מִצְרַ֛יִם אֶֽעֱשֶׂ֥ה שְׁפָטִ֖ים.<text:tab/>אֲנִי וְלֹא שָׁלִיחַ.</text:p>
      <text:p text:style-name="P20">אֲנִ֥י יְהֹוָֽה.<text:tab/>אֲנִי הוּא וְלֹא אַחֵר:</text:p>
      <text:p text:style-name="Text_20_body"><text:span text:style-name="Divrei_20_HaMatchil">בְּיָד חֲזָקָה.</text:span> זוֹ הַדֶּבֶר. כְּמוֹ שֶׁנֶּאֱמַר. הִנֵּ֨ה יַד־יְהֹוָ֜ה הוֹיָ֗ה בְּמִקְנְךָ֙ אֲשֶׁ֣ר בַּשָּׂדֶ֔ה בַּסּוּסִ֤ים בַּֽחֲמֹרִים֙ בַּגְּמַלִּ֔ים בַּבָּקָ֖ר וּבַצֹּ֑אן דֶּ֖בֶר כָּבֵ֥ד מְאֹֽד:</text:p>
      <text:p text:style-name="Text_20_body"><text:span text:style-name="Divrei_20_HaMatchil">וּבִזְרֹעַ נְטוּיָה.</text:span> זוֹ הַחֶרֶב. כְּמוֹ שֶׁנֶּאֱמַר. וְחַרְבּ֤וֹ שְׁלוּפָה֙ בְּיָד֔וֹ נְטוּיָ֖ה עַל־יְרוּשָׁלִָ֑ם:</text:p>
      <text:p text:style-name="Text_20_body"><text:span text:style-name="Divrei_20_HaMatchil">וּבְמֹרָא גָּדֹל.</text:span> זֶה גִּלּוּי שְׁכִינָה. כְּמוֹ שֶׁנֶּאֱמַר. א֣וֹ ׀ הֲנִסָּ֣ה אֱלֹהִ֗ים לָ֠בוֹא לָקַ֨חַת ל֣וֹ גוֹי֮ מִקֶּ֣רֶב גּוֹי֒ בְּמַסֹּת֩ בְּאֹתֹ֨ת וּבְמוֹפְתִ֜ים וּבְמִלְחָמָ֗ה וּבְיָ֤ד חֲזָקָה֙ וּבִזְר֣וֹעַ נְטוּיָ֔ה וּבְמוֹרָאִ֖ים גְּדֹלִ֑ים כְּ֠כֹל אֲשֶׁר־עָשָׂ֨ה לָכֶ֜ם יְהֹוָ֧ה אֱלֹהֵיכֶ֛ם בְּמִצְרַ֖יִם לְעֵינֶֽיךָ:</text:p>
      <text:p text:style-name="Text_20_body"><text:span text:style-name="Divrei_20_HaMatchil">וּבְאֹתוֹת.</text:span> זֶה הַמַּטֶּה. כְּמוֹ שֶׁנֶּאֱמַר. וְאֶת־הַמַּטֶּ֥ה הַזֶּ֖ה תִּקַּ֣ח בְּיָדֶ֑ךָ אֲשֶׁ֥ר תַּעֲשֶׂה־בּ֖וֹ אֶת־הָאֹתֹֽת:</text:p>
      <text:p text:style-name="P34">יקח בידו כוס יין. וישפוך בכלי שלש פעמים כשיאמר דם ואש ותימרות עשן וכן באומרו עשר מכות ישפוך עשר פעמים בכל מכה ישפוך מעט וכן דצ"ך עד"ש באח"ב סך הכל ט"ז פעמים.</text:p>
      <text:p text:style-name="Text_20_body"><text:span text:style-name="Divrei_20_HaMatchil">וּבְמֹפְתִים.</text:span> זֶה הַדָּם. כְּמוֹ שֶׁנֶּאֱמַר. וְנָֽתַתִּי֙ מֽוֹפְתִ֔ים בַּשָּׁמַ֖יִם וּבָאָ֑רֶץ</text:p>
      <text:p text:style-name="P49"><text:span text:style-name="Divrei_20_HaMatchil"><text:tab/>דָּ֣ם. <text:tab/>וָאֵ֔שׁ. <text:tab/>וְתִֽימְר֖וֹת עָשָֽׁן:</text:span></text:p>
      <text:p text:style-name="P3">דָבָר אַחֵר.</text:p>
      <text:p text:style-name="P3">בְּיָד חֲזָקָה<text:tab/>שְׁתַּיִם.</text:p>
      <text:p text:style-name="P3">וּבִזְרוֹעַ נְטוּיָה<text:tab/>שְׁתַּיִם.</text:p>
      <text:p text:style-name="P3">וּבְמֹרָא גָּדֹל<text:tab/>שְׁתַּיִם.</text:p>
      <text:p text:style-name="P3">וּבְאֹתוֹת<text:tab/>שְׁתַּיִם.</text:p>
      <text:p text:style-name="P3">וּבְמֹפְתִים<text:tab/>שְׁתַּיִם:</text:p>
      <text:p text:style-name="P21">אֵלּוּ עֶשֶׂר מַכּוֹת שֶׁהֵבִיא הַקָּדוֹשׁ בָּרוּךְ הוּא עַל הַמִּצְרִיִּים בְּמִצְרַיִם. וְאֵלּוּ הֵן:</text:p>
      <text:p text:style-name="Makkot"><text:span text:style-name="Divrei_20_HaMatchil"><text:tab/>דָּם.<text:tab/>צְפַרְדֵּעַ.<text:tab/>כִּנִּים.</text:span></text:p>
      <text:p text:style-name="Makkot"><text:span text:style-name="Divrei_20_HaMatchil"><text:tab/>עָרוֹב.<text:tab/>דֶּבֶר.<text:tab/>שְׁחִין.</text:span></text:p>
      <text:p text:style-name="Makkot"><text:span text:style-name="Divrei_20_HaMatchil"><text:tab/>בָּרָד.<text:tab/>אַרְבֶּה.<text:tab/>חֹשֶׁךְ.</text:span></text:p>
      <text:p text:style-name="Makkot"><text:span text:style-name="Divrei_20_HaMatchil"><text:tab/><text:tab/>מַכַּת בְּכוֹרוֹת:</text:span></text:p>
      <text:p text:style-name="Text_20_body">רַבִּי יְהוּדָה הָיָה נוֹתֵן בָּהֶם סִמָנִים:</text:p>
      <text:p text:style-name="Makkot"><text:span text:style-name="Divrei_20_HaMatchil"><text:tab/>דְּצַ"ךְ. <text:tab/>עַדַ"שׁ. <text:tab/>בְּאַחַ"ב:</text:span></text:p>
      <text:h text:style-name="P58" text:outline-level="2">רַבִּי יוֹסֵי הַגָּלִילִי</text:h>
      <text:p text:style-name="Text_20_body">רַבִּי יוֹסֵי הַגָּלִילִי אוֹמֵר. מִנַיִן אַתָּה אוֹמֵר שֶׁלָּקוּ הַמִּצְרִיִּים בְּמִצְרַיִם עֶשֶׂר מַכּוֹת. וְעַל הַיָּם לָקוּ חֲמִשִּׁים מַכּוֹת. בְּמִצְרַיִם מַה הוּא אוֹמֵר. <text:span text:style-name="T1">וַיֹּאמְר֤וּ הַֽחַרְטֻמִּים֙ אֶל־פַּרְעֹ֔ה אֶצְבַּ֥ע אֱלֹהִ֖ים הִ֑וא</text:span>. וְעַל הַיָּם מַה הוּא אוֹמֵר. <text:span text:style-name="T1">וַיַּ֨רְא יִשְׂרָאֵ֜ל אֶת־הַיָּ֣ד הַגְּדֹלָ֗ה אֲשֶׁ֨ר עָשָׂ֤ה יְהֹוָה֙ בְּמִצְרַ֔יִם וַיִּֽירְא֥וּ הָעָ֖ם אֶת־יְהֹוָ֑ה וַיַּֽאֲמִ֙ינוּ֙ בַּֽיהֹוָ֔ה וּבְמֹשֶׁ֖ה עַבְדּֽוֹ</text:span>:כַּמָה לָקוּ בְאֶצְבַּע. עֶשֶׂר מַכּוֹת. אֱמוֹר מֵעַתָּה בְּמִצְרַיִם לָקוּ עֶשֶׂר מַכּוֹת. וְעַל הַיָּם לָקוּ חֲמִשִּׁים מַכּוֹת:</text:p>
      <text:p text:style-name="Text_20_body">רַבִּי אֱלִיעֶזֶר אוֹמֵר. מִנַיִן שֶׁכָּל־מַכָּה וּמַכָּה שֶׁהֵבִיא הַקָּדוֹשׁ בָּרוּךְ הוּא עַל הַמִּצְרִיִּים בְּמִצְרַיִם הָיְתָה שֶׁל אַרְבַּע מַכּוֹת. שֶׁנֶּאֱמַר. <text:span text:style-name="T1">יְשַׁלַּח־בָּ֨ם ׀ חֲר֬וֹן אַפּ֗וֹ עֶבְרָ֣ה וָזַ֣עַם וְצָרָ֑ה מִ֝שְׁלַ֗חַת מַלְאֲכֵ֥י רָעִֽים.</text:span> עֶבְרָה אַחַת. וָזַעַם שְׁתַּיִם. וְצָרָה שָׁלֹשׁ. מִשְׁלַחַת מַלְאֲכֵי רָעִים אַרְבַּע. אֱמוֹר מֵעַתָּה בְּמִצְרַיִם לָקוּ אַרְבָּעִים מַכּוֹת. וְעַל הַיָּם לָקוּ מָאתַיִם מַכּוֹת:</text:p>
      <text:p text:style-name="Text_20_body">רַבִּי עֲקִיבָא אוֹמֵר. מִנַיִן שֶׁכָּל־מַכָּה וּמַכָּה שֶׁהֵבִיא הַקָּדוֹשׁ בָּרוּךְ הוּא עַל הַמִּצְרִיִּים בְּמִצְרַיִם הָיְתָה שֶׁל חָמֵשׁ מַכּוֹת. שֶׁנֶּאֱמַר. <text:span text:style-name="T1">יְשַׁלַּח־בָּ֨ם ׀ חֲר֬וֹן אַפּ֗וֹ עֶבְרָ֣ה וָזַ֣עַם וְצָרָ֑ה מִ֝שְׁלַ֗חַת מַלְאֲכֵ֥י רָעִֽים</text:span>. חֲרוֹן אַפּוֹ אַחַת. עֶבְרָה שְׁתַּיִם. וָזַעַם שָׁלֹשׁ. וְצָרָה אַרְבַּע. מִשְׁלַחַת מַלְאֲכֵי רָעִים חָמֵשׁ. אֱמוֹר מֵעַתָּה בְּמִצְרַיִם לָקוּ חֲמִשִּׁים מַכּוֹת. וְעַל הַיָּם לָקוּ מָאתַיִם וַחֲמִשִּׁים מַכּוֹת:</text:p>
      <text:h text:style-name="Heading_20_2" text:outline-level="2">דיינו</text:h>
      <text:p text:style-name="Text_20_body">כַּמָה מַעֲלוֹת טוֹבוֹת לַמָּקוֹם עָלֵינוּ:</text:p>
      <text:p text:style-name="P5">אִלּוּ הוֹצִיאָנוּ מִמִּצְרַיִם.</text:p>
      <text:p text:style-name="P5"><text:tab/>וְלֹא עָשָׂה בָהֶם שְׁפָטִים <text:tab/>דַּיֵּנוּ:</text:p>
      <text:p text:style-name="P5">אִלּוּ עָשָׂה בָהֶם שְׁפָטִים.</text:p>
      <text:p text:style-name="P5"><text:tab/>וְלֹא עָשָׂה בֵאלֹהֵיהֶם <text:tab/>דַּיֵּנוּ:</text:p>
      <text:p text:style-name="P5">אִלּוּ עָשָׂה בֵאלֹהֵיהֶם.</text:p>
      <text:p text:style-name="P5"><text:tab/>וְלֹא הָרַג בְּכוֹרֵיהֶם<text:tab/>דַּיֵּנוּ:</text:p>
      <text:p text:style-name="P5">אִלּוּ הָרַג בְּכוֹרֵיהֶם.</text:p>
      <text:p text:style-name="P5"><text:tab/>וְלֹא נָתַן לָנוּ אֶת־מָמוֹנָם <text:tab/>דַּיֵּנוּ:</text:p>
      <text:p text:style-name="P5"><text:soft-page-break/>אִלּוּ נָתַן לָנוּ אֶת־מָמוֹנָם.</text:p>
      <text:p text:style-name="P5"><text:tab/>וְלֹא קָרַע לָנוּ אֶת־הַיָּם <text:tab/>דַּיֵּנוּ:</text:p>
      <text:p text:style-name="P5">אִלּוּ קָרַע לָנוּ אֶת־הַיָּם.</text:p>
      <text:p text:style-name="P5"><text:tab/>וְלֹא הֶעֱבִירָנוּ בְתוֹכוֹ בֶּחָרָבָה <text:tab/>דַּיֵּנוּ:</text:p>
      <text:p text:style-name="P5">אִלּוּ הֶעֱבִירָנוּ בְתוֹכוֹ בֶּחָרָבָה.</text:p>
      <text:p text:style-name="P5"><text:tab/>וְלֹא שִׁקַּע צָרֵינוּ בְּתוֹכוֹ <text:tab/>דַּיֵּנוּ:</text:p>
      <text:p text:style-name="P4">אִלּוּ שִׁקַּע צָרֵינוּ בְּתוֹכוֹ. </text:p>
      <text:p text:style-name="P4"><text:tab/>וְלֹא סִפֵּק צָרְכֵנוּ בַמִּדְבָּר אַרְבָּעִים שָׁנָה<text:tab/>דַּיֵּנוּ:</text:p>
      <text:p text:style-name="P4">אִלּוּ סִפֵּק צָרְכֵנוּ בַמִּדְבָּר אַרְבָּעִים שָׁנָה. </text:p>
      <text:p text:style-name="P4"><text:tab/>וְלֹא הֶאֱכִילָנוּ אֶת הַמָּן <text:tab/>דַּיֵּנוּ:</text:p>
      <text:p text:style-name="P5">אִלּוּ הֶאֱכִילָנוּ אֶת הַמָּן.</text:p>
      <text:p text:style-name="P5"><text:tab/>וְלֹא נָתַן לָנוּ אֶת הַשַּׁבָּת <text:tab/>דַּיֵּנוּ:</text:p>
      <text:p text:style-name="P5">אִלּוּ נָתַן לָנוּ אֶת הַשַּׁבָּת.</text:p>
      <text:p text:style-name="P5"><text:tab/>וְלֹא קֵרְבָנוּ לִפְנֵי הַר סִינַי <text:tab/>דַּיֵּנוּ:</text:p>
      <text:p text:style-name="P5">אִלּוּ קֵרְבָנוּ לִפְנֵי הַר סִינַי.</text:p>
      <text:p text:style-name="P5"><text:tab/>וְלֹא נָתַן לָנוּ אֶת הַתּוֹרָה <text:tab/>דַּיֵּנוּ:</text:p>
      <text:p text:style-name="P5">אִלּוּ נָתַן לָנוּ אֶת הַתּוֹרָה.</text:p>
      <text:p text:style-name="P5"><text:tab/>וְלֹא הִכְנִיסָנוּ לְאֶרֶץ יִשְׂרָאֵל <text:tab/>דַּיֵּנוּ:</text:p>
      <text:p text:style-name="P4">אִלּוּ הִכְנִיסָנוּ לְאֶרֶץ יִשְׂרָאֵל.</text:p>
      <text:p text:style-name="P4"><text:tab/> בָנָה לָנוּ אֶת בֵּית הַמִּקְדָּשׁ<text:tab/>דַּיֵּנוּ:</text:p>
      <text:p text:style-name="P6">עַל אַחַת כַּמָּה וְכַמָּה טוֹבָה כְּפוּלָה וּמְכֻפֶּלֶת לַמָּקוֹם עָלֵינוּ. הוֹצִיאָנוּ מִמִּצְרַיִם. עָשָׂה בָהֶם שְׁפָטִים. עָשָׂה בֵאלֹהֵיהֶם. הָרַג בְּכוֹרֵיהֶם. נָתַן לָנוּ אֶת־מָמוֹנָם. קָרַע לָנוּ אֶת־הַיָּם. הֶעֱבִירָנוּ בְתוֹכוֹ בֶּחָרָבָה. שִׁקַּע צָרֵינוּ בְתוֹכוֹ. סִפֵּק צָרְכֵנוּ בַמִּדְבָּר אַרְבָּעִים שָׁנָה. הֶאֱכִילָנוּ אֶת הַמָּן. נָתַן לָנוּ אֶת הַשַּׁבָּת. קֵרְבָנוּ לִפְנֵי הַר סִינַי. נַתָן לָנוּ אֶת הַתּוֹרָה. הִכְנִיסָנוּ לְאֶרֶץ יִשְׂרָאֵל. וּבָנָה לָנוּ אֶת בֵּית הַבְּחִירָה. לְכַפֵּר עַל כָּל־עֲוֹנוֹתֵינוּ:</text:p>
      <text:h text:style-name="Heading_20_2" text:outline-level="2">פסח מצה ומרור</text:h>
      <text:p text:style-name="Text_20_body">רַבָּן גַּמְלִיאֵל הָיָה אוֹמֵר. כָּל־מִי שֶׁלֹּא אָמַר שְׁלֹשָׁה דְּבָרִים אֵלּוּ בַּפֶּסַח. לֹא יָצָא יְדֵי חוֹבָתוֹ. וְאֵלּוּ הֵן.</text:p>
      <text:p text:style-name="Makkot"><text:span text:style-name="Divrei_20_HaMatchil"><text:tab/>פֶּסַח.<text:tab/>מַצָּה.<text:tab/>וּמָרוֹר:</text:span></text:p>
      <text:p text:style-name="Nonbreaking_20_Instruction"><text:soft-page-break/>‏כשיאמר פסח יסתכל בזרוע אבל לא יאחזנו בידו</text:p>
      <text:p text:style-name="Text_20_body"><text:span text:style-name="Divrei_20_HaMatchil">פֶּסַח</text:span> שֶׁהָיוּ אֲבוֹתֵינוּ אוֹכְלִים בִּזְמַן שֶׁבֵּית הַמִּקְדָּשׁ הָיָה קַיָּם עַל שׁוּם מָה. עַל שׁוּם שֶׁפָּסַח הַקָּדוֹשׁ בָּרוּךְ הוּא עַל בָּתֵּי אֲבוֹתֵינוּ בְּמִצְרַיִם. שֶׁנֶּאֱמַר. וַאֲמַרְתֶּ֡ם זֶֽבַח־פֶּ֨סַח ה֜וּא לַֽיהֹוָ֗ה אֲשֶׁ֣ר פָּ֠סַח עַל־בָּתֵּ֤י בְנֵֽי־יִשְׂרָאֵל֙ בְּמִצְרַ֔יִם בְּנָגְפּ֥וֹ אֶת־מִצְרַ֖יִם וְאֶת־בָּתֵּ֣ינוּ הִצִּ֑יל וַיִּקֹּ֥ד הָעָ֖ם וַיִּֽשְׁתַּחֲוֽוּ:</text:p>
      <text:p text:style-name="Nonbreaking_20_Instruction">‏ יגביה את המצה העליונה ויאמר מצה זו</text:p>
      <text:p text:style-name="Text_20_body"><text:span text:style-name="Divrei_20_HaMatchil">מַצָּה</text:span> זוֹ שֶׁאֲנַחְנוּ אוֹכְלִים עַל שׁוּם מָה. עַל שׁוּם שֶׁלֹּא הִסְפִּיק בְּצֵקָם שֶׁל אֲבוֹתֵינוּ לְהַחְמִיץ. עַד שֶׁנִּגְלָה עֲלֵיהֶם מֶלֶךְ מַלְכֵי הַמְּלָכִים הַקָּדוֹשׁ בָּרוּךְ הוּא וּגְאָלָם מִיַּד. שֶׁנֶּאֱמַר. וַיֹּאפ֨וּ אֶת־הַבָּצֵ֜ק אֲשֶׁ֨ר הוֹצִ֧יאוּ מִמִּצְרַ֛יִם עֻגֹ֥ת מַצּ֖וֹת כִּ֣י לֹ֣א חָמֵ֑ץ כִּֽי־גֹרְשׁ֣וּ מִמִּצְרַ֗יִם וְלֹ֤א יָֽכְלוּ֙ לְהִתְמַהְמֵ֔הַּ וְגַם־צֵדָ֖ה לֹא־עָשׂ֥וּ לָהֶֽם:</text:p>
      <text:p text:style-name="Instruction">‏ יאחז המרור בידו ויאמר מרור זה</text:p>
      <text:p text:style-name="Text_20_body"><text:span text:style-name="Divrei_20_HaMatchil">מָרוֹר</text:span> זֶה שֶׁאֲנַחְנוּ אוֹכְלִים עַל שׁוּם מָה. עַל שׁוּם שֶׁמָּרְרוּ הַמִּצְרִיִּים אֶת חַיֵּי אֲבוֹתֵינוּ בְּמִצְרַיִם. שֶׁנֶּאֱמַר. וַיְמָרְר֨וּ אֶת־חַיֵּיהֶ֜ם בַּעֲבֹדָ֣ה קָשָׁ֗ה בְּחֹ֙מֶר֙ וּבִלְבֵנִ֔ים וּבְכָל־עֲבֹדָ֖ה בַּשָּׂדֶ֑ה אֵ֚ת כָּל־עֲבֹ֣דָתָ֔ם אֲשֶׁר־עָבְד֥וּ בָהֶ֖ם בְּפָֽרֶךְ:</text:p>
      <text:h text:style-name="Heading_20_2" text:outline-level="2">חצי הלל</text:h>
      <text:p text:style-name="Text_20_body">בְּכָל־דּוֹר וָדוֹר חַיָּב אָדָם לְהַרְאוֹת אֶת־עַצְמוֹ כְּאִלּוּ הוּא יָצָא מִמִּצְרַיִם. שֶׁנֶּאֱמַר. וְהִגַּדְתָּ֣ לְבִנְךָ֔ בַּיּ֥וֹם הַה֖וּא לֵאמֹ֑ר בַּעֲב֣וּר זֶ֗ה עָשָׂ֤ה יְהֹוָה֙ לִ֔י בְּצֵאתִ֖י מִמִּצְרָֽיִם: שֶׁלֹּא אֶת אֲבוֹתֵינוּ בִּלְבַד גָּאַל הַקָּדוֹשׁ בָּרוּךְ הוּא. אֶלָּא אַף אוֹתָנוּ גָּאַל עִמָּהֶם. שֶׁנֶּאֱמַר. וְאוֹתָ֖נוּ הוֹצִ֣יא מִשָּׁ֑ם לְמַ֙עַן֙ הָבִ֣יא אֹתָ֔נוּ לָ֤תֶת לָ֙נוּ֙ אֶת־הָאָ֔רֶץ אֲשֶׁ֥ר נִשְׁבַּ֖ע לַאֲבֹתֵֽינוּ:</text:p>
      <text:p text:style-name="P33">יכסה את המצה ולוקח את הכוס בידו עד גאל ישראל ויאמר</text:p>
      <text:p text:style-name="Text_20_body">לְפִיכָךְ אֲנַחְנוּ חַיָּבִים. לְהוֹדוֹת. לְהַלֵּל. לְשַׁבֵּחַ. לְפָאֵר. לְרוֹמֵם. לְהַדֵּר. וּלְקַלֵּס לְמִי שֶׁעָשָׂה לַאֲבוֹתֵינוּ וְלָנוּ אֶת כָּל־הַנִסִּים הָאֵלּוּ. הוֹצִיאָנוּ מֵעַבְדוּת לְחֵרוּת. וּמִשִּׁעְבּוּד לִגְאֻלָּה. וּמִיָּגוֹן לְשִׂמְחָה. וּמֵאֵבֶל לְיוֹם טוֹב. וּמֵאֲפֵלָה לְאוֹר גָּדוֹל. וְנֹאמַר לְפָנָיו הַלְלוּיָהּ:</text:p>
      <text:p text:style-name="Text_20_body">הַ֥לְלוּיָ֨הּ ׀ הַ֭לְלוּ עַבְדֵ֣י יְהֹוָ֑ה הַֽ֝לְלוּ אֶת־שֵׁ֥ם יְהֹוָֽה׃ יְהִ֤י שֵׁ֣ם יְהֹוָ֣ה מְבֹרָ֑ךְ מֵֽ֝עַתָּ֗ה וְעַד־עוֹלָֽם׃ מִמִּזְרַח־שֶׁ֥מֶשׁ עַד־מְבוֹא֑וֹ מְ֝הֻלָּ֗ל שֵׁ֣ם יְהֹוָֽה׃ רָ֖ם עַל־כָּל־גּוֹיִ֥ם ׀ יְהֹוָ֑ה עַ֖ל הַשָּׁמַ֣יִם כְּבוֹדֽוֹ׃ מִ֭י כַּיהֹוָ֣ה אֱלֹהֵ֑ינוּ הַֽמַּגְבִּיהִ֥י לָשָֽׁבֶת׃ הַֽמַּשְׁפִּילִ֥י לִרְא֑וֹת בַּשָּׁמַ֥יִם וּבָאָֽרֶץ׃ מְקִֽימִ֣י מֵעָפָ֣ר דָּ֑ל מֵֽ֝אַשְׁפֹּ֗ת יָרִ֥ים אֶבְיֽוֹן׃ לְהוֹשִׁיבִ֥י עִם־נְדִיבִ֑ים עִ֝֗ם נְדִיבֵ֥י עַמּֽוֹ׃ מֽוֹשִׁיבִ֨י ׀ עֲקֶ֬רֶת הַבַּ֗יִת אֵֽם־הַבָּנִ֥ים שְׂמֵחָ֗ה הַֽלְלוּיָֽהּ׃</text:p>
      <text:p text:style-name="Text_20_body">בְּצֵ֣את יִ֭שְׂרָאֵל מִמִּצְרָ֑יִם בֵּ֥ית יַ֝עֲקֹ֗ב מֵעַ֥ם לֹעֵֽז׃ הָיְתָ֣ה יְהוּדָ֣ה לְקָדְשׁ֑וֹ יִ֝שְׂרָאֵ֗ל מַמְשְׁלוֹתָֽיו׃ הַיָּ֣ם רָ֭אָה וַיָּנֹ֑ס הַ֝יַּרְדֵּ֗ן יִסֹּ֥ב לְאָחֽוֹר׃ הֶֽ֭הָרִים רָקְד֣וּ כְאֵילִ֑ים גְּ֝בָע֗וֹת כִּבְנֵי־צֹֽאן׃ מַה־לְּךָ֣ הַ֭יָּם כִּ֣י תָנ֑וּס הַ֝יַּרְדֵּ֗ן תִּסֹּ֥ב לְאָחֽוֹר׃ הֶֽ֭הָרִים תִּרְקְד֣וּ כְאֵילִ֑ים גְּ֝בָע֗וֹת כִּבְנֵי־צֹֽאן׃ מִלִּפְנֵ֣י אָ֭דוֹן ח֣וּלִי אָ֑רֶץ מִ֝לִּפְנֵ֗י אֱל֣וֹהַּ יַעֲקֹֽב׃ הַהֹפְכִ֣י הַצּ֣וּר אֲגַם־מָ֑יִם חַ֝לָּמִ֗ישׁ לְמַעְיְנוֹ־מָֽיִם:</text:p>
      <text:p text:style-name="Text_20_body">בָּרוּךְ אַתָּה יְהֹוָה אֱלֹהֵינוּ מֶלֶךְ הָעוֹלָם. אֲשֶׁר גְּאָלָנוּ וְגָאַל אֶת אֲבוֹתֵינוּ מִמִּצְרַיִם. וְהִגִּיעָנוּ הַלַּיְלָה הַזֶּה. לֶאֱכוֹל בּוֹ מַצָּה וּמָרוֹר. כֵּן יְהֹוָה אֱלֹהֵינוּ וֵאלֹהֵי אֲבוֹתֵינוּ הַגִּיעֵנוּ לְמוֹעֲדִים וְלִרְגָלִים אֲחֵרִים הַבָּאִים לִקְרָאתֵנוּ לְשָׁלוֹם. שְׂמֵחִים בְּבִנְיַן עִירָךְ. וְשָׂשִׂים בַּעֲבוֹדָתָךְ. וְנֹאכַל שָׁם מִן הַזְּבָחִים וּמִן הַפְּסָחִים אֲשֶׁר יַגִּיעַ דָּמָם עַל קִיר מִזְבָּחָךְ לְרָצוֹן. וְנוֹדֶה לְךָ שִׁיר חָדָשׁ עַל גְּאֻלָּתֵנוּ וְעַל פְּדוּת נַפְשֵׁנוּ. בָּרוּךְ אַתָּה יְהֹוָה גָּאַל יִשְׂרָאֵל:</text:p>
      <text:p text:style-name="Instruction">וישתה את הכוס בהסבה בלי ברכה</text:p>
      <text:h text:style-name="P56" text:outline-level="1">רָחְצָה</text:h>
      <text:p text:style-name="Nonbreaking_20_Instruction">ירחץ ידיו. וקודם שינגבן יגביהן כנגד פניו ויברך</text:p>
      <text:p text:style-name="Text_20_body">בָּרוּךְ אַתָּה יְהֹוָה. אֱלֹהֵינוּ מֶלֶךְ הָעוֹלָם. אֲשֶׁר קִדְּשָׁנוּ בְּמִצְוֹתָיו וְצִוָּנוּ עַל נְטִילַת יָדָיִם:</text:p>
      <text:h text:style-name="Heading_20_1" text:outline-level="1">מוֹצִיא מַצָּה ‏</text:h>
      <text:p text:style-name="Nonbreaking_20_Instruction">יקח שלשת המצות ויברך המוציא</text:p>
      <text:p text:style-name="Text_20_body">עֵֽינֵי־כֹ֭ל אֵלֶ֣יךָ יְשַׂבֵּ֑רוּ וְאַתָּ֤ה נֽוֹתֵן־לָהֶ֖ם אֶת־אָכְלָ֣ם בְּעִתּֽוֹ׃ פּוֹתֵ֥חַ אֶת־יָדֶ֑ךָ וּמַשְׂבִּ֖יעַ לְכָל־חַ֣י רָצֽוֹן׃</text:p>
      <text:p text:style-name="Text_20_body">בָּרוּךְ אַתָּה יְהֹוָה. אֱלֹהֵינוּ מֶלֶךְ הָעוֹלָם. הַמּוֹצִיא לֶחֶם מִן הָאָרֶץ:</text:p>
      <text:p text:style-name="P40">ישמיט מצה התחתונה ויברך על השלימה והפרוסה על אכילת מצה</text:p>
      <text:p text:style-name="Text_20_body">בָּרוּךְ אַתָּה יְהֹוָה. אֱלֹהֵינוּ מֶלֶךְ הָעוֹלָם. אֲשֶׁר קִדְּשָׁנוּ בְּמִצְוֹתָיו וְצִוָּנוּ עַל אֲכִילַת מַצָּה:</text:p>
      <text:p text:style-name="P40">יאכל בהסבה</text:p>
      <text:h text:style-name="Heading_20_1" text:outline-level="1">מָרוֹר</text:h>
      <text:p text:style-name="Nonbreaking_20_Instruction">יקח כזית (כ"ט גרם) מרור ויטבל אותו בחרוסת וינער מעט מהחרוסת שעליו כדי שישאר בו קצת מרירות</text:p>
      <text:p text:style-name="Text_20_body">בָּרוּךְ אַתָּה יְהֹוָה. אֱלֹהֵינוּ מֶלֶךְ הָעוֹלָם. אֲשֶׁר קִדְּשָנוּ בְּמִצְוֹתָיו וְצִוָּנוּ עַל אֲכִילַת מָרוֹר:</text:p>
      <text:p text:style-name="Instruction">יאכלנו בלי הסבה</text:p>
      <text:h text:style-name="Heading_20_1" text:outline-level="1"><text:soft-page-break/>כּוֹרֵךְ</text:h>
      <text:p text:style-name="Nonbreaking_20_Instruction">יקח מצה השלישית ויבצע ממנה בזית ויקח כזית מרור ויכרוך שניהם יחד ויטבלם בחרוסת ויאמר</text:p>
      <text:p text:style-name="Text_20_body">מַצָּה וּמָרוֹר בְּלֹא בְרָכָה. זֵכֶר לְמִּקְדָּשׁ. בְּיָמֵינוּ יְחֻדָּשׁ. כְּהִלֵּל הַזָּקֵן שֶׁהָיָה כּוֹרְכָן וְאוֹכְלָן בְּבַת אַחַת. לְקַיֵּם מַה־שֶּׁנֶּאֱמַר. עַל־מַצּ֥וֹת וּמְרֹרִ֖ים יֹאכְלֻֽהוּ:</text:p>
      <text:p text:style-name="Instruction">ויאכלם בהסבה</text:p>
      <text:h text:style-name="Heading_20_1" text:outline-level="1">שֻׁלְחָן עוֹרֵךְ</text:h>
      <text:p text:style-name="Nonbreaking_20_Instruction">יאכל סעודתו בשמחה ולא ישבע הרבה כדי שיוכל לאכול אפיקומן בתיאבון</text:p>
      <text:p text:style-name="Nonbreaking_20_Instruction">יאכל ביצה וקודם שיאכלנה יאמר</text:p>
      <text:p text:style-name="Text_20_body">זֵכֶר לְקָרְבַּן חֲגׅיגָה</text:p>
      <text:h text:style-name="Heading_20_1" text:outline-level="1">צָפוּן</text:h>
      <text:p text:style-name="Nonbreaking_20_Instruction">אחר שגמר סעודתו יקח חצי המצה ששמר לאפיקומן ויאכל ממנו שתי כזיתות בהסבה ואם הוא חלש וקשה עליו לאכול שתי כזיתות יאכל רק כזית אחת ויאכל אותו במקום אחד ולא בשתי מקומות ויזהר לאכלו קודם חצות ולא יאכל שום דבר אחריו וקודם שיאכלנו יאמר</text:p>
      <text:p text:style-name="Text_20_body">זֵכֶר לְקָרְבַּן פֶּסַח הַנֶּאֱכַל עַל הַשָּׂבָע:</text:p>
      <text:h text:style-name="Heading_20_1" text:outline-level="1">בָּרֵךְ</text:h>
      <text:p text:style-name="Nonbreaking_20_Instruction">ימזגו כוס של אליהו ופותחים את הדלת יטול מים אחרונים ויאחז בידו כוס שלישי ויברך ברכת המזון וקודם שיברך יאמר</text:p>
      <text:p text:style-name="Text_20_body">אֲבָרֲכָ֣ה אֶת־יְהֹוָ֣ה בְּכָל־עֵ֑ת תָּ֝מִ֗יד תְּֽהִלָּת֥וֹ בְּפִֽי׃ ס֥וֹף דָּבָ֖ר הַכֹּ֣ל נִשְׁמָ֑ע אֶת־הָאֱלֹהִ֤ים יְרָא֙ וְאֶת־מִצְוֺתָ֣יו שְׁמ֔וֹר כִּי־זֶ֖ה כָּל־הָאָדָֽם: תְּהִלַּ֥ת יְהֹוָ֗ה יְֽדַבֶּ֫ר־פִּ֥י וִיבָרֵ֣ךְ כָּל־בָּ֭שָׂר שֵׁ֥ם קָדְשׁ֗וֹ לְעוֹלָ֥ם וָעֶֽד: וַאֲנַ֤חְנוּ ׀ נְבָ֘רֵ֤ךְ יָ֗הּ מֵֽעַתָּ֥ה וְעַד־עוֹלָ֗ם הַֽלְלוּיָֽהּ: וַיְדַבֵּ֣ר אֵלַ֔י זֶ֚ה הַשֻּׁלְחָ֔ן אֲשֶׁ֖ר לִפְנֵ֥י יְהֹוָֽה:</text:p>
      <text:p text:style-name="Nonbreaking_20_Instruction"><text:soft-page-break/>אם הם שלשה אומר המברך</text:p>
      <text:p text:style-name="P7">הַב לָן וְנִבְרִיךְ לְמַלְכָּא עִלָּאָה קַדִּישָׁא:</text:p>
      <text:p text:style-name="Text_20_body"><text:span text:style-name="Inline_20_Instruction">והמסובים עונים</text:span> שָׁמַיִם</text:p>
      <text:p text:style-name="Nonbreaking_20_Instruction">המברך אומר</text:p>
      <text:p text:style-name="P7">בִּרְשׁוּת מַלְכָּא עִלָּאָה קַדִּישָׁא. </text:p>
      <text:p text:style-name="P16"><text:span text:style-name="Inline_20_Instruction">בשבת </text:span>וּבִרְשׁוּת שַׁבָּת מַלְכְּתָא.</text:p>
      <text:p text:style-name="P7">וּבִרְשׁוּת יוֹמָא טָבָא אוּשְׁפִּיזָא קַדִּישָׁא.</text:p>
      <text:p text:style-name="P7">וּבִרְשׁוּת מוֹרַי וְרַבּוֹתַי וּבִרְשׁוּתְכֶם.</text:p>
      <text:p text:style-name="P7">נְבָרֵךְ (אֱלֹהֵינוּ) שֶׁאָכַלְנוּ מִשֶּׁלּוֹ:</text:p>
      <text:p text:style-name="P38">והמסובים עונים</text:p>
      <text:p text:style-name="P7">בָּרוּךְ (אֱלֹהֵינוּ) שֶׁאָכַלְנוּ מִשֶּׁלּוֹ וּבְטוּבוֹ הַגָּדוֹל חָיִינוּ:</text:p>
      <text:p text:style-name="Nonbreaking_20_Instruction">המברך חוזר</text:p>
      <text:p text:style-name="P7">בָּרוּךְ (אֱלֹהֵינוּ) שֶׁאָכַלְנוּ מִשֶּׁלּוֹ וּבְטוּבוֹ הַגָּדוֹל חָיִינוּ:</text:p>
      <text:p text:style-name="Text_20_body">בָּרוּךְ אַתָּה יְהֹוָה. אֱלֹהֵינוּ מֶלֶךְ הָעוֹלָם. הָאֵל הַזָּן אוֹתָנוּ וְאֶת־הָעוֹלָם כֻּלּוֹ בְּטוּבוֹ. בְּחֵן בְּחֶסֶד בְּרֵיוַח וּבְרַחֲמִים רַבִּים. נֹתֵ֣ן לֶ֭חֶם לְכָל־בָּשָׂ֑ר כִּ֖י לְעוֹלָ֣ם חַסְדּֽוֹ. וּבְטוּבוֹ הַגָּדוֹל תָּמִיד לֹא חָסַר לָנוּ. וְאַל יֶחְסַר לָנוּ מָזוֹן תָּמִיד לְעוֹלָם וָעֶד. כִּי הוּא אֵל זָן וּמְפַרְנֵס לַכֹּל. וְשֻׁלְחָנוֹ עָרוּךְ לַכֹּל. וְהִתְקִין מִחְיָה וּמָזוֹן לְכָל־בְּרִיּוֹתָיו אֲשֶׁר בָּרָא בְּרַחֲמָיו וּבְרוֹב חֲסָדָיו. כָּאָמוּר. פּוֹתֵ֥חַ אֶת־יָדֶ֑ךָ וּמַשְׂבִּ֖יע לְכָל־חַ֣י רָצֽוֹן. בָּרוּךְ אַתָּה יְהֹוָה. הַזָּן אֶת־הַכֹּל:</text:p>
      <text:p text:style-name="Text_20_body">נוֹדֶה לְךָ יְהֹוָה אֱלֹהֵינוּ עַל שֶׁהִנְחַלְתָּ לַאֲבוֹתֵינוּ. אֶרֶץ חֶמְדָּה טוֹבָה וּרְחָבָה. בְּרִית וְתוֹרָה חַיִּים וּמָזוֹן. עַל שֶׁהוֹצֵאתָנוּ מֵאֶרֶץ מִצְרַיִם. וּפְדִיתָנוּ מִבֵּית עֲבָדִים. וְעַל בְּרִיתְךָ שֶׁחָתַמְתָּ בִּבְשָׂרֵנוּ. וְעַל תּוֹרָתְךָ שֶׁלִּמַּדְתָּנוּ. וְעַל חֻקֵּי רְצוֹנָךְ שֶׁהוֹדַעְתָּנוּ. וְעַל חַיִּים וּמָזוֹן שֶׁאַתָּה זָן וּמְפַרְנֵס אוֹתָנוּ:</text:p>
      <text:p text:style-name="Text_20_body">עַל הַכֹּל יְהֹוָה אֱלֹהֵינוּ אֲנַחְנוּ מוֹדִים לָךְ. וּמְבָרְכִים אֶת־שְׁמָךְ. כָּאָמוּר. וְאָכַלְתָּ֖ וְשָׂבָ֑עְתָּ וּבֵֽרַכְתָּ֙ אֶת־יְהֹוָ֣ה אֱלֹהֶ֔יךָ עַל־הָאָ֥רֶץ הַטֹּבָ֖ה אֲשֶׁ֥ר נָֽתַן־לָֽךְ. בָּרוּךְ אַתָּה יְהֹוָה. עַל הָאָרֶץ וְעַל הַמָּזוֹן:</text:p>
      <text:p text:style-name="Text_20_body"><text:soft-page-break/>רַחֵם יְהֹוָה אֱלֹהֵינוּ עָלֵינוּ וְעַל יִשְׂרָאֵל עַמָּךְ. וְעַל יְרוּשָׁלַיִם עִירָךְ. וְעַל הַר צִיּוֹן מִשְׁכַּן כְּבוֹדָךְ. וְעַל הֵיכָלָךְ. וְעַל מְעוֹנָךְ. וְעַל דְּבִירָךְ. וְעַל הַבַּיִת הַגָּדוֹל וְהַקָּדוֹשׁ שֶׁנִּקְרָא שִׁמְךָ עָלָיו. אָבִינוּ. רְעֵנוּ. זוּנֵנוּ. פַּרְנְסֵנוּ. כַּלְכְּלֵנוּ. הַרְוִיחֵנוּ הַרְוַח־לָנוּ מְהֵרָה מִכָּל־צָרוֹתֵינוּ. וְנָא. אַל תַּצְרִיכֵנוּ יְהֹוָה אֱלֹהֵינוּ. לִידֵי מַתְּנוֹת בָּשָׂר וָדָם. וְלֹא לִידֵי הַלְוָאָתָם. אֶלָּא לְיָדְךָ הַמְּלֵאָה וְהָרְחָבָה. הָעֲשִׁירָה וְהַפְּתוּחָה. יְהִי רָצוֹן שֶׁלֹּא נֵבוֹשׁ בָּעוֹלָם הַזֶּה. וְלֹא נִכָּלֵם לְעוֹלָם הַבָּא. וּמַלְכוּת בֵּית דָּוִד מְשִׁיחָךְ תַּחֲזִירֶנָּה לִמְקוֹמָהּ בִּמְהֵרָה בְיָמֵינוּ:</text:p>
      <text:p text:style-name="P29">בשבת אומרים</text:p>
      <text:p text:style-name="P30">רְצֵה וְהַחֲלִיצֵנוּ יְהֹוָה אֱלֹהֵינוּ בְּמִצְוֹתֶיךָ וּבְמִצְוַת יוֹם הַשְּׁבִיעִי. הַשַּׁבָּת הַגָּדוֹל וְהַקָּדוֹשׁ הַזֶּה. כִּי יוֹם גָּדוֹל וְקָדוֹשׁ הוּא מִלְּפָנֶיךָ. נִשְׁבּוֹת בּוֹ וְנָנוּחַ בּוֹ וְנִתְעַנֵּג בּוֹ כְּמִצְוַת חֻקֵּי רְצוֹנָךְ. וְאַל תְּהִי צָרָה וְיָגוֹן בְּיוֹם מְנוּחָתֵנוּ. וְהַרְאֵנוּ בְּנֶחָמַת צִיּוֹן בִּמְהֵרָה בְיָמֵינוּ. כִּי אַתָּה הוּא בַּעַל הַנֶּחָמוֹת. וַהֲגַם שֶׁאָכַלְנוּ וְשָׁתִינוּ חָרְבַּן בֵּיתְךָ הַגָּדוֹל וְהַקָּדוֹשׁ לֹא שָׁכַחְנוּ. אַל תִּשְׁכָּחֵנוּ לָנֶצַח וְאַל תִּזְנָחֵנוּ לָעַד כִּי אֵל מֶלֶךְ גָּדוֹל וְקָדוֹשׁ אָתָּה:</text:p>
      <text:p text:style-name="Poetic">אֱלֹהֵינוּ וֵאלֹהֵי אֲבוֹתֵינוּ. יַעֲלֶה וְיָבֹא וְיַגִּיעַ וְיֵרָאֶה וְיֵרָצֶה וְיִשָּׁמַע וְיִפָּקֵד וְיִזָּכֵר זִכְרוֹנֵנוּ. וְזִכְרוֹן אֲבוֹתֵינוּ. זִכְרוֹן יְרוּשָׁלַיִם עִירָךְ. וְזִכְרוֹן מָשִׁיחַ בֶּן־דָּוִד עַבְדָּךְ. וְזִכְרוֹן כָּל־עַמְּךָ בֵּית יִשְׂרָאֵל לְפָנֶיךָ. לִפְלֵטָה לְטוֹבָה. לְחֵן לְחֶסֶד וּלְרַחֲמִים. לְחַיִּים טוֹבִים וּלְשָׁלוֹם.</text:p>
      <text:p text:style-name="P1">בְּיוֹם חַג הַמַּצּוֹת הַזֶּה. בְּיוֹם טוֹב מִקְרָא קֹדֶשׁ הַזֶּה.</text:p>
      <text:p text:style-name="Poetic">לְרַחֵם בּוֹ עָלֵינוּ וּלְהוֹשִׁיעֵנוּ. זָכְרֵנוּ יְהֹוָה אֱלֹהֵינוּ בּוֹ לְטוֹבָה. וּפָקְדֵנוּ בוֹ לִבְרָכָה. וְהוֹשִׁיעֵנוּ בוֹ לְחַיִּים טוֹבִים. בִּדְבַר יְשׁוּעָה וְרַחֲמִים. חוּס וְחָנֵּנוּ וַחֲמוֹל וְרַחֵם עָלֵינוּ וְהוֹשִׁיעֵנוּ. כִּי אֵלֶיךָ עֵינֵינוּ. כִּי אֵל מֶלֶךְ חַנּוּן וְרַחוּם אָתָּה:</text:p>
      <text:p text:style-name="Text_20_body">וְתִבְנֶה יְרוּשָׁלַיִם עִירָךְ בִּמְהֵרָה בְיָמֵינוּ. בָּרוּךְ אַתָּה יְהֹוָה. בּוֹנֵה יְרוּשָׁלָיִם <text:span text:style-name="Inline_20_Instruction">ואומר בלחש</text:span> אָמֵן:</text:p>
      <text:p text:style-name="Text_20_body"><text:soft-page-break/>בָּרוּךְ אַתָּה יְהֹוָה. אֱלֹהֵינוּ מֶלֶךְ הָעוֹלָם. הָאֵל אָבִינוּ. מַלְכֵּנוּ. אַדִּירֵנוּ. בּוֹרְאֵנוּ. גּוֹאֲלֵנוּ. קְדוֹשֵׁנוּ. קְדוֹשׁ יַעֲקֹב. רוֹעֵנוּ רוֹעֵה יִשְׂרָאֵל. הַמֶּלֶךְ הַטּוֹב. וְהַמֵּטִיב לַכֹּל. שֶׁבְּכָל־יוֹם וָיוֹם הוּא הֵטִיב לָנוּ. הוּא מֵטִיב לָנוּ. הוּא יֵיטִיב לָנוּ. הוּא גְמָלָנוּ. הוּא גוֹמְלֵנוּ. הוּא יִגְמְלֵנוּ לָעַד חֵן וָחֶסֶד וְרַחֲמִים וְרֵיוַח וְהַצָּלָה וְכָל־טוֹב:</text:p>
      <text:p text:style-name="P7">הָרַחֲמָן הוּא יִשְׁתַּבַּח עַל כִּסֵּא כְבוֹדוֹ:</text:p>
      <text:p text:style-name="P7">הָרַחֲמָן הוּא יִשְׁתַּבַּח בַּשָּׁמַיִם וּבָאָרֶץ:</text:p>
      <text:p text:style-name="P7">הָרַחֲמָן הוּא יִשְׁתַּבַּח בָּנוּ לְדוֹר דּוֹרִים:</text:p>
      <text:p text:style-name="P7">הָרַחֲמָן הוּא קֶרֶן לְעַמּוֹ יָרִים:</text:p>
      <text:p text:style-name="P7">הָרַחֲמָן הוּא יִתְפָּאַר בָּנוּ לְנֵצַח נְצָחִים:</text:p>
      <text:p text:style-name="P7">הָרַחֲמָן הוּא יְפַרְנְסֵנוּ בְּכָבוֹד וְלֹא בְבִזּוּי</text:p>
      <text:p text:style-name="P7"><text:tab/>בְּהֶתֵּר וְלֹא בְאִסּוּר בְּנַחַת וְלֹא בְצַעַר:</text:p>
      <text:p text:style-name="P7">הָרַחֲמָן הוּא יִתֵּן שָׁלוֹם בֵּינֵינוּ:</text:p>
      <text:p text:style-name="P7">הָרַחֲמָן הוּא יִשְׁלַח בְּרָכָה רְוָחָה וְהַצְלָחָה בְּכָל־מַעֲשֵׂה יָדֵינוּ:</text:p>
      <text:p text:style-name="P7">הָרַחֲמָן הוּא יַצְלִיחַ אֶת־דְּרָכֵינוּ:</text:p>
      <text:p text:style-name="P7">הָרַחֲמָן הוּא יִשְׁבּוֹר עֹל גָּלוּת מְהֵרָה מֵעַל צַוָּארֵנוּ:</text:p>
      <text:p text:style-name="P7">הָרַחֲמָן הוּא יוֹלִיכֵנוּ מְהֵרָה קוֹמְמִיּוּת לְאַרְצֵנוּ:</text:p>
      <text:p text:style-name="P7">הָרַחֲמָן הוּא יִרְפָּאֵנוּ רְפוּאָה שְׁלֵמָה.</text:p>
      <text:p text:style-name="P7"><text:tab/>רְפוּאַת הַנֶּפֶשׁ וּרְפוּאַת הַגּוּף:</text:p>
      <text:p text:style-name="P7">הָרַחֲמָן הוּא יִפְתַּח לָנוּ אֶת־יָדוֹ הָרְחָבָה:</text:p>
      <text:p text:style-name="P7">הָרַחֲמָן הוּא יְבָרֵךְ כָּל־אֶחָד וְאֶחָד מִמֶּנּוּ בִּשְׁמוֹ הַגָּדוֹל</text:p>
      <text:p text:style-name="P7"><text:tab/>כְּמוֹ שֶׁנִּתְבָּרְכוּ אֲבוֹתֵינוּ אַבְרָהָם יִצְחָק וְיַעֲקֹב.</text:p>
      <text:p text:style-name="P7"><text:tab/>בַּכֹּל מִכֹּל כֹּל.</text:p>
      <text:p text:style-name="P7"><text:tab/>כֵּן יְבָרֵךְ אוֹתָנוּ יַחַד בְּרָכָה שְׁלֵמָה.</text:p>
      <text:p text:style-name="P7"><text:tab/>וְכֵן יְהִי רָצוֹן וְנֹאמַר אָמֵן:</text:p>
      <text:p text:style-name="P7">הָרַחֲמָן הוּא יִפְרוֹשׂ עָלֵינוּ סֻכַּת שְׁלוֹמוֹ:</text:p>
      <text:p text:style-name="Text_20_body"><text:span text:style-name="Inline_20_Instruction">בשבת</text:span> הָרַחֲמָן הוּא יַנְחִילֵנוּ עוֹלָם שֶׁכֻּלּוֹ שַׁבָּת וּמְנוּחָה לְחַיֵּי הָעוֹלָמִים:</text:p>
      <text:p text:style-name="P15">הָרַחֲמָן הוּא יַנְחִילֵנוּ יוֹם שֶׁכֻּלּוֹ טוֹב:</text:p>
      <text:p text:style-name="P15">הָרַחֲמָן הוּא יַגִּיעֵֽנוּ לְמוֹעֲדִים אֲחֵרִים הַבָּאִים לִקְרָאתֵֽנוּ לְשָׁלוֹם:</text:p>
      <text:p text:style-name="Text_20_body">הָרַחֲמָן הוּא יִטַּע תּוֹרָתוֹ וְאַהֲבָתוֹ בְּלִבֵּנוּ וְתִהְיֶה יִרְאָתוֹ עַל פָּנֵינוּ לְבִלְתִּי נֶחֱטָא. וְיִהְיוּ כָל־מַעֲשֵׂינוּ לְשֵׁם שָׁמָיִם:</text:p>
      <text:p text:style-name="P32"><text:soft-page-break/>ברכת האורח</text:p>
      <text:p text:style-name="P31">הָרַחֲמָן הוּא יְבָרֵךְ אֶת הַשֻּׁלְחָן הַזֶּה שֶׁאָכַלְנוּ עָלָיו וִיסַדֵּר בּוֹ כָּל־מַעֲדַנֵּי עוֹלָם. וְיִהְיֶה כְּשֻׁלְחָנוֹ שֶׁל אַבְרָהָם אָבִינוּ. כָּל־רָעֵב מִמֶּנּוּ יֹאכַל. וְכָל־צָמֵא מִמֶּנּוּ יִשְׁתֶּה. וְאַל יֶחְסַר מִמֶּנּוּ כָּל־טוּב לָעַד וּלְעוֹלְמֵי עוֹלָמִים. אָמֵן: הָרַחֲמָן הוּא יְבָרֵךְ בַּעַל הַבַּיִת הַזֶּה וּבַעַל הַסְּעוּדָּה הַזֹּאת. הוּא וּבָנָיו וְאִשְׁתּוֹ וְכָל־אֲשֶׁר לוֹ. בְּבָנִים שֶׁיִּחְיוּ. וּבִנְכָסִים שֶׁיִּרְבּוּ. בָּרֵ֤ךְ יְהֹוָה֙ חֵיל֔וֹ וּפֹ֥עַל יָדָ֖יו תִּרְצֶ֑ה. וְיִהְיוּ נְכָסָיו וּנְכָסֵינוּ מֻצְלָחִים וּקְרוֹבִים לָעִיר. וְאַל יִזְדַּקֵּק לְפָנָיו וְלֹא לְפָנֵינוּ שׁוּם דְּבַר חֵטְא וְהִרְהוּר עָוֹן. שָׂשׂ וְשָׂמֵחַ כָּל־הַיָּמִים בְּעֹשֶׁר וְכָבוֹד. מֵעַתָּה וְעַד עוֹלָם. לֹא יֵבוֹשׁ בָּעוֹלָם הַזֶּה. וְלֹא יִכָּלֵם לָעוֹלָם הַבָּא. אָמֵן כֵּן יְהִי רָצוֹן:</text:p>
      <text:p text:style-name="P36">הָרַחֲמָן הוּא יְחַיֵּנוּ וִיזַכֵּנוּ וִיקָרְבֵנוּ לִימוֹת הַמָּשִׁיחַ</text:p>
      <text:p text:style-name="P41">וּלְבִנְיַן בֵּית הַמִּקְדָּשׁ וּלְחַיֵּי הָעוֹלָם הַבָּא.</text:p>
      <text:p text:style-name="P41">מִגְדּ֖וֹל יְשׁוּע֣וֹת מַלְכּ֑וֹ וְעֹֽשֶׂה־חֶ֧סֶד לִמְשִׁיח֛וֹ לְדָוִ֥ד וּלְזַרְע֖וֹ עַד־עוֹלָֽם:</text:p>
      <text:p text:style-name="P41">כְּ֭פִירִים רָשׁ֣וּ וְרָעֵ֑בוּ וְדֹרְשֵׁ֥י יְ֝הֹוָ֗ה לֹא־יַחְסְר֥וּ כָל־טֽוֹב:</text:p>
      <text:p text:style-name="P41">נַ֤עַרהָיִ֗יתִי גַּם־זָ֫קַ֥נְתִּי וְֽלֹא־רָ֭אִיתִי צַדִּ֣יק נֶעֱזָ֑ב וְ֝זַרְע֗וֹ מְבַקֶּשׁ־לָֽחֶם:</text:p>
      <text:p text:style-name="P41">כָּל־הַ֭יּוֹם חוֹנֵ֣ן וּמַלְוֶ֑ה וְ֝זַרְע֗וֹ לִבְרָכָֽה:</text:p>
      <text:p text:style-name="P41">מַה־שֶּׁאָכַלְנוּ יִהְיֶה לְשָׂבְעָה.</text:p>
      <text:p text:style-name="P41">וּמַה־שֶּׁשָּׁתִינוּ יִהְיֶה לִרְפוּאָה.</text:p>
      <text:p text:style-name="P41">וּמַה־שֶּׁהוֹתַרְנוּ יִהְיֶה לִבְרָכָה.</text:p>
      <text:p text:style-name="P41">כְּדִכְתִיב. וַיִּתֵּ֧ן לִפְנֵיהֶ֛ם וַיֹּאכְל֥וּ וַיּוֹתִ֖רוּ כִּדְבַ֥ר יְהֹוָֽה:</text:p>
      <text:p text:style-name="P41">בְּרוּכִ֣ים אַ֭תֶּם לַיהֹוָ֑ה עֹ֝שֵׂ֗ה שָׁמַ֥יִם וָאָֽרֶץ:</text:p>
      <text:p text:style-name="P41">בָּר֣וּךְ הַגֶּ֔בֶר אֲשֶׁ֥ר יִבְטַ֖ח בַּֽיהֹוָ֑ה וְהָיָ֥ה יְהֹוָ֖ה מִבְטַחֽוֹ:</text:p>
      <text:p text:style-name="P7">יְֽהֹוָ֗ה עֹ֭ז לְעַמּ֣וֹ יִתֵּ֑ן יְהֹוָ֓ה׀ יְבָרֵ֖ךְ אֶת־עַמּ֣וֹ בַשָּׁלֽוֹם:</text:p>
      <text:p text:style-name="P26">עוֹשֶׂה שָׁלוֹם בִּמְרוֹמָיו הוּא בְרַחֲמָיו יַעֲשֶׂה שָׁלוֹם עָלֵינוּ. וְעַל כָּל־עַמּוֹ יִשְׂרָאֵל וְאִמְרוּ אָמֵן:</text:p>
      <text:p text:style-name="P24">כּוֹס־יְשׁוּע֥וֹת אֶשָּׂ֑א וּבְשֵׁ֖ם יְהֹוָ֣ה אֶקְרָֽא ׃</text:p>
      <text:p text:style-name="P24">סַבְרִי מָרָנָן ־ לְחַיִּים</text:p>
      <text:p text:style-name="Instruction">ויכוין<text:span text:style-name="Inline_20_Instruction"> לפטור ב</text:span>ברכה זו גם כוס רביעי</text:p>
      <text:p text:style-name="Text_20_body">בָּרוּךְ אַתָּה יְהֹוָה. אֱלֹהֵינוּ מֶלֶךְ הָעוֹלָם. בּוֹרֵא פְּרִי הַגֶּפֶן:</text:p>
      <text:p text:style-name="Instruction">וישתהו בהסבה</text:p>
      <text:h text:style-name="Heading_20_2" text:outline-level="2"><text:soft-page-break/>הַלֵּל</text:h>
      <text:p text:style-name="Instruction">ימזגו כוס רביעי ויקרא עליו את ההלל.‏</text:p>
      <text:p text:style-name="Text_20_body">שְׁפֹ֤ךְ חֲמָתְךָ֨ אֶֽל־הַגּוֹיִם֮ אֲשֶׁ֪ר לֹא־יְדָ֫ע֥וּךָ וְעַ֥ל מַמְלָכ֑וֹת אֲשֶׁ֥ר בְּ֝שִׁמְךָ֗ לֹ֣א קָרָֽאוּ: כִּ֭י אָכַ֣ל אֶֽת־יַעֲקֹ֑ב וְֽאֶת־נָוֵ֥הוּ הֵשַֽׁמּוּ: שְׁפָךְ־עֲלֵיהֶ֥ם זַעְמֶ֑ךָ וַחֲר֥וֹן אַ֝פְּךָ֗ יַשִּׂיגֵֽם: תִּרְדֹּ֤ף בְּאַף֙ וְתַשְׁמִידֵ֔ם מִתַּ֖חַת שְׁמֵ֥י יְהֹוָֽה:</text:p>
      <text:p text:style-name="Text_20_body">לֹ֤א לָ֥נוּ יְהֹוָ֗ה לֹ֫א לָ֥נוּ כִּֽי־לְ֭שִׁמְךָ תֵּ֣ן כָּב֑וֹד עַל־חַ֝סְדְּךָ֗ עַל־אֲמִתֶּֽךָ׃ ‏לָ֭מָּה יֹאמְר֣וּ הַגּוֹיִ֑ם אַיֵּה־נָ֝֗א אֱלֹהֵיהֶֽם׃ וֵֽאלֹהֵ֥ינוּ בַשָּׁמָ֑יִם כֹּ֭ל ‏אֲשֶׁר־חָפֵ֣ץ עָשָֽׂה׃ עֲֽ֭צַבֵּיהֶם כֶּ֣סֶף וְזָהָ֑ב מַ֝עֲשֵׂ֗ה יְדֵ֣י אָדָֽם׃ פֶּֽה־לָ֭הֶם ‏וְלֹ֣א יְדַבֵּ֑רוּ עֵינַ֥יִם לָ֝הֶ֗ם וְלֹ֣א יִרְאֽוּ׃ אָזְנַ֣יִם לָ֭הֶם וְלֹ֣א יִשְׁמָ֑עוּ אַ֥ף ‏לָ֝הֶ֗ם וְלֹ֣א יְרִיחֽוּן׃ יְדֵיהֶ֤ם ׀ וְלֹ֬א יְמִישׁ֗וּן רַ֭גְלֵיהֶם וְלֹ֣א יְהַלֵּ֑כוּ לֹֽא־יֶ֝הְגּ֗וּ בִּגְרוֹנָֽם׃ כְּ֭מוֹהֶם יִהְי֣וּ עֹשֵׂיהֶ֑ם כֹּ֭ל אֲשֶׁר־בֹּטֵ֣חַ בָּהֶֽם׃ יִ֭שְׂרָאֵל ‏בְּטַ֣ח בַּיהֹוָ֑ה עֶזְרָ֖ם וּמָגִנָּ֣ם הֽוּא׃ בֵּ֣ית אַ֭הֲרֹן בִּטְח֣וּ בַיהֹוָ֑ה עֶזְרָ֖ם ‏וּמָגִנָּ֣ם הֽוּא׃ יִרְאֵ֣י יְ֭הֹוָה בִּטְח֣וּ בַיהֹוָ֑ה עֶזְרָ֖ם וּמָגִנָּ֣ם הֽוּא׃</text:p>
      <text:p text:style-name="Text_20_body">יְהֹוָה֮ זְכָרָ֪נוּ יְבָ֫רֵ֥ךְ יְ֭בָרֵךְ אֶת־בֵּ֣ית יִשְׂרָאֵ֑ל יְ֝בָרֵ֗ךְ אֶת־בֵּ֥ית אַהֲרֹֽן׃ ‏יְ֭בָרֵךְ יִרְאֵ֣י יְהֹוָ֑ה הַ֝קְּטַנִּ֗ים עִם־הַגְּדֹלִֽים׃ יֹסֵ֣ף יְהֹוָ֣ה עֲלֵיכֶ֑ם עֲ֝לֵיכֶ֗ם ‏וְעַל־בְּנֵיכֶֽם׃ בְּרוּכִ֣ים אַ֭תֶּם לַיהֹוָ֑ה עֹ֝שֵׂ֗ה שָׁמַ֥יִם וָאָֽרֶץ׃ הַשָּׁמַ֣יִם ‏שָׁ֭מַיִם לַיהֹוָ֑ה וְ֝הָאָ֗רֶץ נָתַ֥ן לִבְנֵי־אָדָֽם׃ לֹ֣א הַ֭מֵּתִים יְהַֽלְלוּ־יָ֑הּ וְ֝לֹ֗א ‏כָּל־יֹרְדֵ֥י דוּמָֽה׃ וַאֲנַ֤חְנוּ ׀ נְבָ֘רֵ֤ךְ יָ֗הּ מֵֽעַתָּ֥ה וְעַד־עוֹלָ֗ם הַֽלְלוּיָֽהּ׃</text:p>
      <text:p text:style-name="Text_20_body">אָ֭הַבְתִּי כִּֽי־יִשְׁמַ֥ע יְהֹוָ֑ה אֶת־ק֝וֹלִ֗י תַּחֲנוּנָֽי׃ כִּֽי־הִטָּ֣ה אָזְנ֣וֹ לִ֑י ‏וּבְיָמַ֥י אֶקְרָֽא׃ אֲפָפ֤וּנִי חֶבְלֵי־מָ֗וֶת וּמְצָרֵ֣י שְׁא֣וֹל מְצָא֑וּנִי צָרָ֖ה ‏וְיָג֣וֹן אֶמְצָֽא׃ וּבְשֵֽׁם־יְהֹוָ֥ה אֶקְרָ֑א אָנָּ֥ה יְ֝הֹוָ֗ה מַלְּטָ֥ה נַפְשִֽׁי׃ חַנּ֣וּן ‏יְהֹוָ֣ה וְצַדִּ֑יק וֵ֖אלֹהֵ֣ינוּ מְרַחֵֽם׃ שֹׁמֵ֣ר פְּתָאיִ֣ם יְהֹוָ֑ה דַּ֝לּוֹתִ֗י וְלִ֣י ‏יְהוֹשִֽׁיעַ׃ שׁוּבִ֣י נַ֭פְשִׁי לִמְנוּחָ֑יְכִי כִּֽי־יְ֝הֹוָ֗ה גָּמַ֥ל עָלָֽיְכִי׃ כִּ֤י חִלַּ֥צְתָּ ‏נַפְשִׁ֗י מִ֫מָּ֥וֶת אֶת־עֵינִ֥י מִן־דִּמְעָ֑ה אֶת־רַגְלִ֥י מִדֶּֽחִי׃ אֶ֭תְהַלֵּךְ לִפְנֵ֣י ‏יְהֹוָ֑ה בְּ֝אַרְצ֗וֹת הַֽחַיִּֽים׃ הֶ֭אֱמַנְתִּי כִּ֣י אֲדַבֵּ֑ר אֲ֝נִ֗י עָנִ֥יתִי מְאֹֽד׃ אֲ֭נִי ‏אָמַ֣רְתִּי בְחָפְזִ֑י כָּֽל־הָאָדָ֥ם כֹּזֵֽב׃ ‏</text:p>
      <text:p text:style-name="Text_20_body"><text:soft-page-break/>מָֽה־אָשִׁ֥יב לַיהֹוָ֑ה כָּֽל־תַּגְמוּל֥וֹהִי עָלָֽי׃ כּוֹס־יְשׁוּע֥וֹת אֶשָּׂ֑א וּבְשֵׁ֖ם ‏יְהֹוָ֣ה אֶקְרָֽא׃ נְ֭דָרַי לַיהֹוָ֣ה אֲשַׁלֵּ֑ם נֶגְדָה־נָּ֝֗א לְכָל־עַמּֽוֹ׃ יָ֭קָר בְּעֵינֵ֣י ‏יְהֹוָ֑ה הַ֝מָּ֗וְתָה לַחֲסִידָֽיו׃ אָֽנָּ֣ה יְהֹוָה֮ כִּֽי־אֲנִ֪י עַ֫בְדֶּ֥ךָ אֲֽנִי־עַ֭בְדְּךָ בֶּן־אֲמָתֶ֑ךָ פִּ֝תַּ֗חְתָּ לְמוֹסֵרָֽי׃ לְֽךָ־אֶ֭זְבַּח זֶ֣בַח תּוֹדָ֑ה וּבְשֵׁ֖ם יְהֹוָ֣ה אֶקְרָֽא׃ ‏נְ֭דָרַי לַיהֹוָ֣ה אֲשַׁלֵּ֑ם נֶגְדָה־נָּ֝֗א לְכָל־עַמּֽוֹ׃ בְּחַצְר֤וֹת ׀ בֵּ֤ית יְהֹוָ֗ה ‏בְּֽת֘וֹכֵ֤כִי יְֽרוּשָׁלִָ֗ם הַֽלְלוּיָֽהּ׃</text:p>
      <text:p text:style-name="P24">הַֽלְל֣וּ אֶת־יְ֭הֹוָה כָּל־גּוֹיִ֑ם שַׁ֝בְּח֗וּהוּ כָּל־הָאֻמִּֽים׃ כִּ֥י גָ֘בַ֤ר עָלֵ֨ינוּ ׀ ‏חַסְדּ֗וֹ וֶֽאֱמֶת־יְהֹוָ֥ה לְעוֹלָ֗ם הַֽלְלוּיָֽהּ׃</text:p>
      <text:p text:style-name="P8">הוֹד֣וּ לַיהֹוָ֣ה כִּי־ט֑וֹב<text:tab/>כִּ֖י לְעוֹלָ֣ם חַסְדּֽוֹ׃ </text:p>
      <text:p text:style-name="P8">יֹֽאמַר־נָ֥א יִשְׂרָאֵ֑ל ‏<text:tab/>כִּ֖י לְעוֹלָ֣ם חַסְדּֽוֹ׃</text:p>
      <text:p text:style-name="P8">יֹֽאמְרוּ־נָ֥א בֵֽית־אַהֲרֹ֑ן<text:tab/>כִּ֖י לְעוֹלָ֣ם חַסְדּֽוֹ׃</text:p>
      <text:p text:style-name="P8">יֹֽאמְרוּ־נָ֭א יִרְאֵ֣י יְהֹוָ֑ה<text:tab/>כִּ֖י לְעוֹלָ֣ם חַסְדּֽוֹ׃</text:p>
      <text:p text:style-name="P9">מִֽן־הַ֭מֵּצַ֥ר קָרָ֣אתִי יָּ֑הּ עָנָ֖נִי בַמֶּרְחָ֣ב יָֽהּ׃</text:p>
      <text:p text:style-name="P9">יְהֹוָ֣ה לִ֭י לֹ֣א אִירָ֑א מַה־יַּעֲשֶׂ֖ה לִ֣י אָדָֽם׃</text:p>
      <text:p text:style-name="P9">יְהֹוָ֣ה לִ֭י בְּעֹזְרָ֑י וַ֝אֲנִ֗י אֶרְאֶ֥ה בְשֹׂנְאָֽי׃</text:p>
      <text:p text:style-name="P9">ט֗וֹב לַחֲס֥וֹת ‏בַּיהֹוָ֑ה מִ֝בְּטֹ֗חַ בָּאָדָֽם׃</text:p>
      <text:p text:style-name="P9">ט֗וֹב לַחֲס֥וֹת בַּיהֹוָ֑ה מִ֝בְּטֹ֗חַ בִּנְדִיבִֽים׃</text:p>
      <text:p text:style-name="P9">כָּל־גּוֹיִ֥ם סְבָב֑וּנִי בְּשֵׁ֥ם יְ֝הֹוָ֗ה כִּ֣י אֲמִילַֽם׃</text:p>
      <text:p text:style-name="P9">סַבּ֥וּנִי גַם־סְבָב֑וּנִי בְּשֵׁ֥ם ‏יְ֝הֹוָ֗ה כִּ֣י אֲמִילַֽם׃</text:p>
      <text:p text:style-name="P9">סַבּ֤וּנִי כִדְבוֹרִ֗ים דֹּ֭עֲכוּ כְּאֵ֣שׁ קוֹצִ֑ים בְּשֵׁ֥ם יְ֝הֹוָ֗ה ‏כִּ֣י אֲמִילַֽם׃</text:p>
      <text:p text:style-name="P9">דַּחֹ֣ה דְחִיתַ֣נִי לִנְפֹּ֑ל וַ֖יהֹוָ֣ה עֲזָרָֽנִי׃</text:p>
      <text:p text:style-name="P9">עָזִּ֣י וְזִמְרָ֣ת יָ֑הּ וַֽיְהִי־לִ֝֗י לִֽישׁוּעָֽה׃</text:p>
      <text:p text:style-name="P9">ק֤וֹל ׀ רִנָּ֬ה וִֽישׁוּעָ֗ה בְּאָהֳלֵ֥י צַדִּיקִ֑ים יְמִ֥ין יְ֝הֹוָה עֹ֣שָׂה ‏חָֽיִל׃</text:p>
      <text:p text:style-name="P9">יְמִ֣ין יְ֭הֹוָה רוֹמֵמָ֑ה יְמִ֥ין יְ֝הֹוָה עֹ֣שָׂה חָֽיִל׃</text:p>
      <text:p text:style-name="P9">לֹֽא אָמ֥וּת כִּי־אֶֽחְיֶ֑ה ‏וַ֝אֲסַפֵּ֗ר מַֽעֲשֵׂ֥י יָֽהּ׃</text:p>
      <text:p text:style-name="P9">יַסֹּ֣ר יִסְּרַ֣נִּי יָּ֑הּ וְ֝לַמָּ֗וֶת לֹ֣א נְתָנָֽנִי׃</text:p>
      <text:p text:style-name="P9">פִּתְחוּ־לִ֥י ‏שַׁעֲרֵי־צֶ֑דֶק אָֽבֹא־בָ֝ם אוֹדֶ֥ה יָֽהּ׃</text:p>
      <text:p text:style-name="P9">זֶֽה־הַשַּׁ֥עַר לַיהֹוָ֑ה צַ֝דִּיקִ֗ים יָבֹ֥אוּ ‏בֽוֹ׃</text:p>
      <text:p text:style-name="Poetic"/>
      <text:p text:style-name="P9">א֭וֹדְךָ כִּ֣י עֲנִיתָ֑נִי וַתְּהִי־לִ֝֗י לִֽישׁוּעָֽה׃</text:p>
      <text:p text:style-name="P9">א֭וֹדְךָ כִּ֣י עֲנִיתָ֑נִי וַתְּהִי־לִ֝֗י לִֽישׁוּעָֽה׃</text:p>
      <text:p text:style-name="P9">‏אֶ֭בֶן מָאֲס֣וּ הַבּוֹנִ֑ים הָ֝יְתָ֗ה לְרֹ֣אשׁ פִּנָּֽה׃</text:p>
      <text:p text:style-name="P9"><text:soft-page-break/>אֶ֭בֶן מָאֲס֣וּ הַבּוֹנִ֑ים הָ֝יְתָ֗ה לְרֹ֣אשׁ ‏פִּנָּֽה׃</text:p>
      <text:p text:style-name="P9">מֵאֵ֣ת יְ֭הֹוָה הָ֣יְתָה זֹּ֑את הִ֖יא נִפְלָ֣את בְּעֵינֵֽינוּ׃ </text:p>
      <text:p text:style-name="P9">מֵאֵ֣ת יְ֭הֹוָה הָ֣יְתָה ‏זֹּ֑את הִ֖יא נִפְלָ֣את בְּעֵינֵֽינוּ׃</text:p>
      <text:p text:style-name="P9">זֶה־הַ֭יּוֹם עָשָׂ֣ה יְהֹוָ֑ה נָגִ֖ילָה וְנִשְׂמְחָ֣ה בֽוֹ׃</text:p>
      <text:p text:style-name="P9">‏זֶה־הַ֭יּוֹם עָשָׂ֣ה יְהֹוָ֑ה נָגִ֖ילָה וְנִשְׂמְחָ֣ה בֽוֹ׃</text:p>
      <text:p text:style-name="Poetic"/>
      <text:p text:style-name="P9">אָנָּ֣א יְ֭הֹוָה הוֹשִׁ֘יעָ֥ה נָּ֑א. אָנָּ֣א יְ֭הֹוָה הוֹשִׁ֘יעָ֥ה נָּ֑א:‏</text:p>
      <text:p text:style-name="P9">אָֽנָּ֥א יְ֝הֹוָ֗ה הַצְלִ֘יחָ֥ה נָּֽא. אָֽנָּ֥א יְ֝הֹוָ֗ה הַצְלִ֘יחָ֥ה נָּֽא׃</text:p>
      <text:p text:style-name="Poetic"/>
      <text:p text:style-name="P9">בָּר֣וּךְ הַ֭בָּא בְּשֵׁ֣ם יְהֹוָ֑ה בֵּ֝רַֽכְנוּכֶ֗ם מִבֵּ֥ית יְהֹוָֽה׃</text:p>
      <text:p text:style-name="P9">בָּר֣וּךְ הַ֭בָּא בְּשֵׁ֣ם ‏יְהֹוָ֑ה בֵּ֝רַֽכְנוּכֶ֗ם מִבֵּ֥ית יְהֹוָֽה׃</text:p>
      <text:p text:style-name="P9">אֵ֤ל יְהֹוָה֮ וַיָּ֪אֶר לָ֥נוּ אִסְרוּ־חַ֥ג ‏בַּעֲבֹתִ֑ים עַד־קַ֝רְנ֗וֹת הַמִּזְבֵּֽחַ׃</text:p>
      <text:p text:style-name="P9">אֵ֤ל יְהֹוָה֮ וַיָּ֪אֶר לָ֥נוּ אִסְרוּ־חַ֥ג ‏בַּעֲבֹתִ֑ים עַד־קַ֝רְנ֗וֹת הַמִּזְבֵּֽחַ׃</text:p>
      <text:p text:style-name="P9">אֵלִ֣י אַתָּ֣ה וְאוֹדֶ֑ךָּ אֱ֝לֹהַ֗י אֲרוֹמְמֶֽךָּ׃</text:p>
      <text:p text:style-name="P9">‏אֵלִ֣י אַתָּ֣ה וְאוֹדֶ֑ךָּ אֱ֝לֹהַ֗י אֲרוֹמְמֶֽךָּ׃</text:p>
      <text:p text:style-name="P9">הוֹד֣וּ לַיהֹוָ֣ה כִּי־ט֑וֹב כִּ֖י לְעוֹלָ֣ם ‏חַסְדּֽוֹ׃</text:p>
      <text:p text:style-name="P9">הוֹד֣וּ לַיהֹוָ֣ה כִּי־ט֑וֹב כִּ֖י לְעוֹלָ֣ם חַסְדּֽוֹ׃</text:p>
      <text:p text:style-name="P9"/>
      <text:p text:style-name="P11">הוֹד֣וּ לַיהוָֹ֣ה כִּי־ט֑וֹב<text:tab/>כִּ֖י לְעוֹלָ֣ם חַסְדּֽוֹ׃</text:p>
      <text:p text:style-name="P11">ה֭וֹדוּ לֵֽאלֹהֵ֣י הָאֱלֹהִ֑ים<text:tab/>כִּ֖י לְעוֹלָ֣ם חַסְדּֽוֹ׃</text:p>
      <text:p text:style-name="P11">ה֭וֹדוּ לַאֲדֹנֵ֣י הָאֲדֹנִ֑ים<text:tab/>כִּ֖י לְעֹוֹלָ֣ם חַסְדּֽוֹ׃</text:p>
      <text:p text:style-name="P11">לְעֹ֘שֵׂ֤ה נִפְלָא֣וֹת גְּדֹל֣וֹת לְבַדּ֑וֹ<text:tab/>כִּ֖י לְעוֹלָ֣ם חַסְדּֽוֹ׃</text:p>
      <text:p text:style-name="P11">לְעֹשֵׂ֣ה הַ֭שָּׁמַיִם בִּתְבוּנָ֑ה<text:tab/>כִּ֖י לְעוֹלָ֣ם חַסְדּֽוֹ׃</text:p>
      <text:p text:style-name="P11">לְרֹקַ֣ע הָ֭אָרֶץ עַל־הַמָּ֑יִם<text:tab/>כִּ֖י לְעוֹלָ֣ם חַסְדּֽוֹ׃</text:p>
      <text:p text:style-name="P11">לְ֭עֹשֵׂה אוֹרִ֣ים גְּדֹלִ֑ים<text:tab/>כִּ֖י לְעוֹלָ֣ם חַסְדּֽוֹ׃</text:p>
      <text:p text:style-name="P11">אֶת־הַ֭שֶּׁמֶשׁ לְמֶמְשֶׁ֣לֶתבַּיּ֑וֹם<text:tab/>כִּ֖י לְעוֹלָ֣ם חַסְדּֽוֹ׃</text:p>
      <text:p text:style-name="P11">אֶת־הַיָּרֵ֣חַ וְ֭כוֹכָבִים לְמֶמְשְׁל֣וֹת בַּלָּ֑יְלָה<text:tab/>כִּ֖י לְעוֹלָ֣ם חַסְדּֽוֹ׃</text:p>
      <text:p text:style-name="P11">לְמַכֵּ֣ה מִ֭צְרַיִם בִּבְכוֹרֵיהֶ֑ם<text:tab/>כִּ֖י לְעוֹלָ֣ם חַסְדּֽוֹ׃</text:p>
      <text:p text:style-name="P11">וַיּוֹצֵ֣א יִ֭שְׂרָאֵל מִתּוֹכָ֑ם<text:tab/>כִּ֖י לְעוֹלָ֣ם חַסְדּֽוֹ׃</text:p>
      <text:p text:style-name="P11">בְּיָ֣ד חֲ֭זָקָה וּבִזְר֣וֹעַ נְטוּיָ֑ה<text:tab/>כִּ֖י לְעוֹלָ֣ם חַסְדּֽוֹ׃</text:p>
      <text:p text:style-name="P11">לְגֹזֵ֣ר יַם־ס֭וּף לִגְזָרִ֑ים<text:tab/>כִּ֖י לְעוֹלָ֣ם חַסְדּֽוֹ׃</text:p>
      <text:p text:style-name="P11">וְהֶעֱבִ֣יר יִשְׂרָאֵ֣ל בְּתוֹכ֑וֹ<text:tab/>‏כִּ֖י לְעוֹלָ֣ם חַסְדּֽוֹ׃</text:p>
      <text:p text:style-name="P11">וְנִ֘עֵ֤ר פַּרְעֹ֣ה וְחֵיל֣וֹ בְיַם־ס֑וּף<text:tab/>כִּ֖י לְעוֹלָ֣ם חַסְדּֽוֹ׃</text:p>
      <text:p text:style-name="P11"><text:soft-page-break/>לְמוֹלִ֣יךְ עַ֭מּוֹ בַּמִּדְבָּ֑ר<text:tab/>כִּ֖י לְעוֹלָ֣ם חַסְדּֽוֹ׃</text:p>
      <text:p text:style-name="P11">לְ֭מַכֵּה מְלָכִ֣ים גְּדֹלִ֑ים<text:tab/>כִּ֖י לְעוֹלָ֣ם חַסְדּֽוֹ׃</text:p>
      <text:p text:style-name="P11">וַֽ֭יַּהֲרֹג מְלָכִ֣ים אַדִּירִ֑ים<text:tab/>כִּ֖י לְעוֹלָ֣ם חַסְדּֽוֹ׃</text:p>
      <text:p text:style-name="P11">לְ֭סִיחוֹן מֶ֣לֶךְ הָאֱמֹרִ֑י<text:tab/>כִּ֖י לְעוֹלָ֣ם חַסְדּֽוֹ׃</text:p>
      <text:p text:style-name="P11">וּ֭לְעוֹג מֶ֣לֶךְ הַבָּשָׁ֑ן<text:tab/>כִּ֖י לְעוֹלָ֣ם חַסְדּֽוֹ׃</text:p>
      <text:p text:style-name="P11">וְנָתַ֣ן אַרְצָ֣ם לְנַחֲלָ֑ה<text:tab/>כִּ֖י לְעוֹלָ֣ם חַסְדּֽוֹ׃</text:p>
      <text:p text:style-name="P11">נַ֭חֲלָה לְיִשְׂרָאֵ֣ל עַבְדּ֑וֹ<text:tab/>כִּ֖י לְעוֹלָ֣ם חַסְדּֽוֹ׃</text:p>
      <text:p text:style-name="P11">שֶׁ֭בְּשִׁפְלֵנוּ זָ֣כַר לָ֑נוּ<text:tab/>כִּ֖י לְעוֹלָ֣ם חַסְדּֽוֹ׃</text:p>
      <text:p text:style-name="P11">וַיִּפְרְקֵ֥נוּ מִצָּרֵ֑ינוּ<text:tab/>כִּ֖י לְעוֹלָ֣ם חַסְדּֽוֹ׃</text:p>
      <text:p text:style-name="P11">נֹתֵ֣ן לֶ֭חֶם לְכָל־בָּשָׂ֑ר<text:tab/>כִּ֖י לְעוֹלָ֣ם חַסְדּֽוֹ׃ </text:p>
      <text:p text:style-name="P11">ה֭וֹדוּ לְאֵ֣ל הַשָּׁמָ֑יִם<text:tab/>כִּ֖י לְעוֹלָ֣ם חַסְדּֽוֹ׃ ‏</text:p>
      <text:p text:style-name="Text_20_body">נִשְׁמַת כָּל־חַי תְּבָרֵךְ אֶת שִׁמְךָ יְהֹוָה אֱלֹהֵינוּ וְרוּחַ כָּל־בָּשָׂר תְּפָאֵר וּתְרוֹמֵם זִכְרְךָ מַלְכֵּנוּ תָּמִיד. מִן־הָעוֹלָם וְעַד־הָעוֹלָם אַתָּה אֵל. וּמִבַּלְעָדֶיךָ אֵין לָנוּ מֶלֶךְ גּוֹאֵל וּמוֹשִׁיעַ. פּוֹדֶה וּמַצִּיל. וְעוֹנֶה וּמְרַחֵם. בְּכָל־עֵת צָרָה וְצוּקָה. אֵין לָנוּ מֶלֶךְ עוֹזֵר וְסוֹמֵךְ אֶלָּא אָתָּה:</text:p>
      <text:p text:style-name="Text_20_body">אֱלֹהֵי הָרִאשׁוֹנִים וְהָאַחֲרוֹנִים. אֱלוֹהַּ כָּל בְּרִיּוֹת. אֲדוֹן כָּל־תּוֹלָדוֹת. הַמְּהֻלָּל בְּכָל־הַתִּשְׁבָּחוֹת. הַמְּנַהֵג עוֹלָמוֹ בְּחֶסֶד. וּבְרִיּוֹתָיו בְּרַחֲמִים. וַיהֹוָה אֱלֹהִים אֱמֶת לֹא יָנוּם וְלֹא יִישָׁן. הַמְעוֹרֵר יְשֵׁנִים וְהַמֵּקִיץ נִרְדָּמִים. מְחַיֶּה מֵתִים. וְרוֹפֵא חוֹלִים. פּוֹקֵחַ עִוְרִים. וְזוֹקֵף כְּפוּפִים. הַמֵּשִׂיחַ אִלְּמִים. וְהַמְפַעֲנֵחַ נֶעֱלָמִים. וּלְךָ לְבַדְּךָ אֲנַחְנוּ מוֹדִים:</text:p>
      <text:p text:style-name="P27">וְאִלּוּ פִינוּ מָלֵא שִׁירָה כַיָּם. וּלְשׁוֹנֵנוּ רִנָּה כַּהֲמוֹן גַּלָּיו. וְשִׂפְתוֹתֵינוּ שֶׁבַח כְּמֶרְחֲבֵי רָקִיעַ. וְעֵינֵינוּ מְאִירוֹת כַּשֶּׁמֶשׁ וְכַיָּרֵחַ. וְיָדֵינוּ פְרוּשׂוֹת כְּנִשְׁרֵי שָׁמָיִם. וְרַגְלֵינוּ קַלּוֹת כָּאַיָּלוֹת. אֵין אֲנַחְנוּ מַסְפִּיקִין לְהוֹדוֹת לְךָ יְהֹוָה אֱלֹהֵינוּ. וּלְבָרֵךְ אֶת־שִׁמְךָ מַלְכֵּנוּ. עַל־אַחַת מֵאֶלֶף אַלְפֵי אֲלָפִים וְרוֹב רִבֵּי רִבָבוֹת פְּעָמִים. הַטּוֹבוֹת נִסִּים וְנִפְלָאוֹת שֶׁעָשִׂיתָ עִמָּנוּ וְעִם אֲבוֹתֵינוּ.</text:p>
      <text:p text:style-name="P27">מִלְּפָנִים מִמִּצְרַיִם גְּאַלְתָּנוּ יְהֹוָה אֱלֹהֵינוּ. מִבֵּית עֲבָדִים פְּדִיתָנוּ. בְּרָעָב זַנְתָּנוּ. וּבְשָׂבָע כִּלְכַּלְתָּנוּ. מֵחֶרֶב הִצַּלְתָּנוּ. מִדֶּבֶר מִלַּטְתָּנוּ. וּמֵחֳלָאִים רָעִים וְרַבִּים דִּלִּיתָנוּ. עַד הֵנָּה עֲזָרוּנוּ רַחֲמֶיךָ וְלֹא עֲזָבוּנוּ חֲסָדֶיךָ. עַל כֵּן אֵבָרים שֶׁפִּלַּגְתָּ בָּנוּ. וְרוּחַ וּנְשָׁמָה שֶׁנָּפַחְתָּ בְּאַפֵּינוּ. וְלָשׁוֹן אֲשֶׁר שַׂמְתָּ בְּפִינוּ.</text:p>
      <text:p text:style-name="P27"><text:soft-page-break/>הֵן הֵם. יוֹדוּ וִיבָרְכוּ. וִישַׁבְּחוּ. וִיפָאֲרוּ. וִישׁוֹרְרוּ. אֶת־שִׁמְךָ מַלְכֵּנוּ תָּמִיד. כִּי כָל־פֶּה לְךָ יוֹדֶה. וְכָל־לָשׁוֹן לְךָ תְשַׁבֵּחַ. וְכָל־עַיִן לְךָ תְצַפֶּה. וְכָל־בֶּרֶךְ לְךָ תִכְרַע. וְכָל־קוֹמָה לְפָנֶיךָ תִשְׁתַּחֲוֶה. וְהַלְּבָבוֹת יִירָאוּךָ. וְהַקֶּרֶב וְהַכְּלָיוֹת יְזַמְּרוּ לִשְׁמֶךָ. כַּדָּבָר שֶׁנֶּאֱמַר. כָּ֥ל עַצְמוֹתַ֨י ׀ תֹּאמַרְנָה֮ יְהֹוָ֗ה מִ֥י כָ֫מ֥וֹךָ מַצִּ֣יל עָ֭נִי מֵחָזָ֣ק מִמֶּ֑נּוּ וְעָנִ֥י וְ֝אֶבְי֗וֹן מִגֹּזְלֽוֹ.</text:p>
      <text:p text:style-name="P10">שַׁוְעַת עֲנִיִּים אַתָּה תִשְׁמַע. צַעֲקַת הַדַּל תַּקְשִׁיב וְתוֹשִׁיעַ.</text:p>
      <text:p text:style-name="P10">וְכָתוּב. רַנְּנ֣וּ צַ֭דִּיקִים בַּֽיהֹוָ֑ה לַ֝יְשָׁרִ֗ים נָאוָ֥ה תְהִלָּֽה:</text:p>
      <text:p text:style-name="P12"><text:tab/>בְּפִי<text:tab/><text:span text:style-name="Divrei_20_HaMatchil">יְ</text:span> שָׁרִים<text:tab/>תִּתְ <text:span text:style-name="Divrei_20_HaMatchil">ר</text:span> וֹמָם:</text:p>
      <text:p text:style-name="P12"><text:tab/>וּבְשִׂפְתֵי <text:tab/><text:span text:style-name="Divrei_20_HaMatchil">צַ</text:span> דִּיקִים <text:tab/>תִּתְ <text:span text:style-name="Divrei_20_HaMatchil">בָּ</text:span> רַךְ:</text:p>
      <text:p text:style-name="P12"><text:tab/>וּבִלְשׁוֹן<text:tab/><text:span text:style-name="Divrei_20_HaMatchil">חֲ</text:span> סִידִים<text:tab/>תִּתְ <text:span text:style-name="Divrei_20_HaMatchil">קַ</text:span> דָּשׁ:</text:p>
      <text:p text:style-name="P12"><text:tab/>וּבְקֶרֶב<text:tab/><text:span text:style-name="Divrei_20_HaMatchil">קְ</text:span> דוֹשִׁים<text:tab/>תִּתְ <text:span text:style-name="Divrei_20_HaMatchil">הַ</text:span> לָּל:</text:p>
      <text:p text:style-name="Text_20_body">בְּמִקְהֲלוֹת רִבְבוֹת עַמְּךָ בֵּית יִשְׂרָאֵל. שֶׁכֵּן חוֹבַת כָּל־הַיְצוּרִים לְפָנֶיךָ יְהֹוָה אֱלֹהֵינוּ וֵאלֹהֵי אֲבוֹתֵינוּ. לְהוֹדוֹת. לְהַלֵּל. לְשַׁבֵּחַ. לְפָאֵר. לְרוֹמֵם. לְהַדֵּר. וּלְנַצֵּחַ. עַל־כָּל־דִּבְרֵי שִׁירוֹת וְתִשְׁבְּחוֹת דָּוִד בֶּן־יִשַׁי עַבְדְּךָ מְשִׁיחֶךָ: וּבְכֵן</text:p>
      <text:p text:style-name="P25">יִשְׁתַּבַּח שִׁמְךָ לָעַד מַלְכֵּנוּ. הָאֵל. הַמֶּלֶךְ הַגָּדוֹל. וְהַקָּדוֹשׁ. בַּשָּׁמַיִם וּבָאָרֶץ. כִּי לְךָ נָאֶה יְהֹוָה אֱלֹהֵינוּ וֵאלֹהֵי אֲבוֹתֵינוּ לְעוֹלָם וָעֶד שִׁיר. וּשְׁבָחָה. הַלֵּל. וְזִמְרָה. עֹז. וּמֶמְשָׁלָה. נֶצַח. גְּדֻלָּה. גְּבוּרָה. תְּהִלָּה. וְתִפְאֶרֶת. קְדֻשָּׁה. וּמַלְכוּת. בְּרָכוֹת וְהוֹדָאוֹת. לְשִׁמְךָ הַגָּדוֹל וְהַקָּדוֹשׁ. וּמֵעוֹלָם וְעַד עוֹלָם אַתָּה אֶל:</text:p>
      <text:p text:style-name="Text_20_body">יְהַלְלוּךָ יְהֹוָה אֱלֹהֵינוּ כָּל־מַעֲשֶׂיךָ. וַחֲסִידֶךָ וְצַדִּיקִים עוֹשֵׂי רְצוֹנֶךָ. וְעַמְּךָ בֵּית יִשְׂרָאֵל. כֻּלָּם בְּרִנָּה יוֹדוּ וִיבָרְכוּ וִישַׁבְּחוּ וִיפָאֲרוּ אֶת־שֵׁם כְּבוֹדֶךָ. כִּי לְךָ טוֹב לְהוֹדוֹת וּלְשִׁמְךָ נָעִים לְזַמֵּר. וּמֵעוֹלָם וְעַד עוֹלָם אַתָּה אֵל. בָּרוּךְ אַתָּה יְהֹוָה מֶלֶךְ מְהֻלָּל בַּתִּשְׁבָּחוֹת. אָמֵן:</text:p>
      <text:p text:style-name="Instruction">וישתה כוס רביעי בהסבה ואחר כך יברך ברכה אחרונה</text:p>
      <text:h text:style-name="P57" text:outline-level="2"/>
      <text:h text:style-name="P58" text:outline-level="2">ברכה מעין שלוש</text:h>
      <text:p text:style-name="Poetic">בָּרוּךְ אַתָּה יְהֹוָה. אֱלֹהֵינוּ מֶלֶךְ הָעוֹלָם.</text:p>
      <text:p text:style-name="Poetic">עַל הַגֶּפֶן וְעַל פְּרִי הַגֶּפֶן</text:p>
      <text:p text:style-name="Poetic">וְעַל תְּנוּבַת הַשָּׂדֶה. וְעַל אֶרֶץ חֶמְדָּה טוֹבָה וּרְחָבָה. שֶׁרָצִיתָ וְהִנְחַלְתָּ לַאֲבוֹתֵינוּ. לֶאֱכֹל מִפִּרְיָהּ. וְלִשְׂבֹּעַ מִטּוּבָהּ. רַחֵם יְהֹוָה אֱלֹהֵינוּ עָלֵינוּ וְעַל יִשְׂרָאֵל עַמָּךְ. וְעַל יְרוּשָׁלַיִם עִירָךְ. וְעַל הַר צִיּוֹן מִשְׁכַּן כְּבוֹדָךְ. וְעַל מִזְבָּחָךְ. וְעַל הֵיכָלָךְ. וּבְנֵה יְרוּשָׁלַיִם עִיר הַקֹּדֶשׁ בִּמְהֵרָה בְיָמֵינוּ. וְהַעֲלֵנוּ לְתוֹכָהּ. וְשַׂמְּחֵנוּ בְּבִנְיָנָהּ. וּנְבָרְכָךְ עָלֶיהָ בִּקְדֻשָּׁה וּבְטָהֳרָה.</text:p>
      <text:p text:style-name="Text_20_body"><text:span text:style-name="Inline_20_Instruction">בשבת</text:span> וּרְצֵה וְהַחֲלִיצֵנוּ בְּיוֹם הַשַּׁבָּת הַזֶּה.</text:p>
      <text:p text:style-name="P13">וְשַׂמְּחֵנוּ בְּיוֹם חַג הַמַּצּוֹת הַזֶּה. בְּיוֹם טוֹב מִקְרָא קֹדֶשׁ הַזֶּה.</text:p>
      <text:p text:style-name="P18">כִּי אַתָּה טוֹב וּמֵטִיב לַכֹּל. וְנוֹדֶה לְךָ יְהֹוָה. אֱלֹהֵינוּ עַל הָאָרֶץ</text:p>
      <text:p text:style-name="P17"><draw:frame draw:style-name="fr2" draw:name="Frame1" text:anchor-type="as-char" svg:width="2in" draw:z-index="0"><draw:text-box fo:min-height="0.2in"><text:p text:style-name="P48"><text:span text:style-name="Inline_20_Instruction">על יין של חוץ לארץ</text:span></text:p><text:p text:style-name="P19">וְעַל פְּרִי הַגֶּפֶן.</text:p><text:p text:style-name="P19">בָּרוּךְ אַתָּה יְהֹוָה. עַל הָאָרֶץ</text:p><text:p text:style-name="P19">וְעַל פְּרִי הַגֶּפֶן.</text:p></draw:text-box></draw:frame><draw:frame draw:style-name="fr1" draw:name="Frame2" text:anchor-type="as-char" svg:width="2in" draw:z-index="1"><draw:text-box fo:min-height="0.2in"><text:p text:style-name="P47"><text:span text:style-name="Inline_20_Instruction">על יין של ארץ ישראל</text:span></text:p><text:p text:style-name="P19">וְעַל פְּרִי גַפְנָהּ.</text:p><text:p text:style-name="P19">בָּרוּךְ אַתָּה יְהֹוָה. עַל הָאָרֶץ</text:p><text:p text:style-name="P19">וְעַל פְּרִי גַפְנָהּ.</text:p></draw:text-box></draw:frame></text:p>
      <text:h text:style-name="P53" text:outline-level="1">נרצה</text:h>
      <text:p text:style-name="Paseuk_20_to_20_be_20_darshened">לְשָׁנָה הַבָּאָה בִּירוּשָלָיִם.</text:p>
      <text:h text:style-name="P59" text:outline-level="2">אֶחָד מִי יוֹדֵעַ</text:h>
      <text:section text:style-name="Sect1" text:name="Section1">
        <text:p text:style-name="P46">אֶחָד מִי יוֹדֵעַ? <text:line-break/>אֶחָד אֲנִי יוֹדֵעַ: <text:line-break/>אֶחָד אֱלֹהֵינוּ שֶׁבַּשָּׁמַיִם וּבָאָרֶץ.</text:p>
        <text:p text:style-name="P46">שְׁנַיִם מִי יוֹדֵעַ? <text:line-break/>שְׁנַיִם אֲנִי יוֹדֵעַ: <text:line-break/>שְׁנֵי לֻחוֹת הַבְּרִית. <text:line-break/>אֶחָד אֱלֹהֵינוּ שֶׁבַּשָּׁמַיִם וּבָאָרֶץ.</text:p>
        <text:p text:style-name="P46">שְׁלֹשָׁה מִי יוֹדֵעַ? <text:line-break/>שְׁלֹשָׁה אֲנִי יוֹדֵעַ: <text:line-break/>שְׁלֹשָׁה אָבוֹת, <text:line-break/>שְׁנֵי לֻחוֹת הַבְּרִית, <text:line-break/>אֶחָד אֱלֹהֵינוּ שֶׁבַּשָּׁמַיִם וּבָאָרֶץ.</text:p>
        <text:p text:style-name="P46">אַרְבַּע מִי יוֹדֵעַ? <text:line-break/>אַרְבַּע אֲנִי יוֹדֵעַ: <text:line-break/>אַרְבַּע אִמָּהוֹת, <text:line-break/>שְׁלשָׁה אָבוֹת, <text:line-break/>שְׁנֵי לֻחוֹת הַבְּרִית, <text:line-break/>אֶחָד אֱלֹהֵינוּ שֶׁבַּשָּׁמַיִם וּבָאָרֶץ.</text:p>
        <text:p text:style-name="P46">חֲמִשָּׁה מִי יוֹדֵעַ? <text:line-break/>חֲמִשָּׁה אֲנִי יוֹדֵעַ: <text:line-break/>חֲמִשָּׁה חוּמְשֵׁי תוֹרָה, <text:line-break/>אַרְבַּע אִמָּהוֹת, <text:line-break/>שְׁלשָׁה אָבוֹת, <text:line-break/>שְׁנֵי לֻחוֹת הַבְּרִית, <text:line-break/>אֶחָד אֱלֹהֵינוּ שֶׁבַּשָּׁמַיִם וּבָאָרֶץ.</text:p>
        <text:p text:style-name="P46">שִׁשָּׂה מִי יוֹדֵעַ? <text:line-break/>שִׁשָּׂה אֲנִי יוֹדֵעַ: <text:line-break/>שִׁשָּׁה סִדְרֵי מִשְׁנָה, <text:line-break/>חֲמִשָּׁה חוּמְשֵׁי תוֹרָה, <text:line-break/>אַרְבַּע אִמָּהוֹת, <text:line-break/>שְׁלֹשָׁה אָבוֹת, <text:line-break/>שְׁנֵי לֻחוֹת הַבְּרִית, <text:line-break/>אֶחָד אֱלֹהֵינוּ שֶׁבַּשָּׁמַיִם וּבָאָרֶץ.</text:p>
        <text:p text:style-name="P46">שִׁבְעָה מִי יוֹדֵעַ? <text:line-break/>שִׁבְעָה אֲנִי יוֹדֵעַ: <text:line-break/>שִׁבְעָה יְמֵי שַׁבָּתָא, <text:line-break/>שִׁשָּׁה סִדְרֵי מִשְׁנָה, <text:line-break/>חֲמִשָּׁה חוּמְשֵׁי תוֹרָה, <text:line-break/>אַרְבַּע אִמָּהוֹת, <text:line-break/>שְׁלשָׁה אָבוֹת, <text:line-break/>שְׁנֵי לֻחוֹת הַבְּרִית, <text:line-break/>אֶחָד אֱלֹהֵינוּ שֶׁבַּשָּׁמַיִם וּבָאָרֶץ.</text:p>
        <text:p text:style-name="P46">שְׁמוֹנָה מִי יוֹדֵעַ? <text:line-break/>שְׁמוֹנָה אֲנִי יוֹדֵעַ: <text:line-break/>שְׁמוֹנָה יְמֵי מִילָה, <text:line-break/>שִׁבְעָה יְמֵי שַׁבָּתָא, <text:line-break/>שִׁשָּׁה סִדְרֵי מִשְׁנָה, <text:line-break/>חֲמִשָּׁה חוּמְשֵׁי תוֹרָה, <text:line-break/>אַרְבַּע אִמָּהוֹת, <text:line-break/>שְׁלשָׁה אָבוֹת, <text:line-break/>שְׁנֵי לֻחוֹת הַבְּרִית, <text:line-break/>אֶחָד אֱלֹהֵינוּ שֶׁבַּשָּׁמַיִם וּבָאָרֶץ.</text:p>
        <text:p text:style-name="P46">תִּשְׁעָה מִי יוֹדֵעַ? <text:line-break/>תִּשְׁעָה אֲנִי יוֹדֵעַ: <text:line-break/>תִּשְׁעָה יַרְחֵי לֵדָה, <text:line-break/>שְׁמוֹנָה יְמֵי מִילָה, <text:line-break/>שִׁבְעָה יְמֵי שַׁבָּתָא, <text:line-break/>שִׁשָּׁה סִדְרֵי מִשְׁנָה, <text:line-break/>חֲמִשָּׁה חוּמְשֵׁי תוֹרָה, <text:line-break/>אַרְבַּע אִמָּהוֹת, <text:line-break/>שְׁלֹשָׁה אָבוֹת, <text:line-break/>שְׁנֵי לֻחוֹת הַבְּרִית, <text:line-break/>אֶחָד אֱלֹהֵינוּ שֶׁבַּשָּׁמַיִם וּבָאָרֶץ.</text:p>
        <text:p text:style-name="P46">עֲשָֹרָה מִי יוֹדֵעַ? <text:line-break/>עֲשָֹרָה אֲנִי יוֹדֵעַ: <text:line-break/>עֲשָׂרָה דִבְּרַיָא, <text:line-break/>תִּשְׁעָה יַרְחֵי לֵדָה, <text:line-break/><text:soft-page-break/>שְׁמוֹנָה יְמֵי מִילָה, <text:line-break/>שִׁבְעָה יְמֵי שַׁבָּתָא, <text:line-break/>שִׁשָּׁה סִדְרֵי מִשְׁנָה, <text:line-break/>חֲמִשָּׁה חוּמְשֵׁי תוֹרָה, <text:line-break/>אַרְבַּע אִמָּהוֹת, <text:line-break/>שְׁלשָׁה אָבוֹת, <text:line-break/>שְׁנֵי לֻחוֹת הַבְּרִית, <text:line-break/>אֶחָד אֱלֹהֵינוּ שֶׁבַּשָּׁמַיִם וּבָאָרֶץ.</text:p>
        <text:p text:style-name="P46">אַחַד עָשָׂר מִי יוֹדֵעַ?<text:line-break/>אַחַד עָשָׂר אֲנִי יוֹדֵעַ:<text:line-break/>אַחַד עָשָׂר כּוֹכְבַיָּא, <text:line-break/>עֲשָׂרָה דִבְּרַיָא, <text:line-break/>תִּשְׁעָה יַרְחֵי לֵדָה, <text:line-break/>שְׁמוֹנָה יְמֵי מִילָה, <text:line-break/>שִׁבְעָה יְמֵי שַׁבָּתָא, <text:line-break/>שִׁשָּׁה סִדְרֵי מִשְׁנָה, <text:line-break/>חֲמִשָּׁה חוּמְשֵׁי תוֹרָה, <text:line-break/>אַרְבַּע אִמָּהוֹת, <text:line-break/>שְׁלשָׁה אָבוֹת, <text:line-break/>שְׁנֵי לֻחוֹת הַבְּרִית, <text:line-break/>אֶחָד אֱלֹהֵינוּ שֶׁבַּשָּׁמַיִם וּבָאָרֶץ.</text:p>
        <text:p text:style-name="P46">שְׁנֵים עָשָׂר מִי יוֹדֵעַ? <text:line-break/>שְׁנֵים עָשָׂר אֲנִי יוֹדֵעַ: <text:line-break/>שְׁנֵים עָשָׂר שִׁבְטַיָּא, <text:line-break/>אַחַד עָשָׂר כּוֹכְבַיָּא, <text:line-break/>עֲשָׂרָה דִבְּרַיָא, <text:line-break/>תִּשְׁעָה יַרְחֵי לֵדָה, <text:line-break/>שְׁמוֹנָה יְמֵי מִילָה, <text:line-break/>שִׁבְעָה יְמֵי שַׁבָּתָא, <text:line-break/>שִׁשָּׁה סִדְרֵי מִשְׁנָה, <text:line-break/>חֲמִשָּׁה חוּמְשֵׁי תוֹרָה, <text:line-break/>אַרְבַּע אִמָּהוֹת, <text:line-break/>שְׁלשָׁה אָבוֹת, <text:line-break/>שְׁנֵי לֻחוֹת הַבְּרִית, <text:line-break/>אֶחָד אֱלֹהֵינוּ שֶׁבַּשָּׁמַיִם וּבָאָרֶץ.</text:p>
        <text:p text:style-name="P46">שְׁלשָׁה עֶשָׂר מִי יוֹדֵעַ? <text:line-break/>שְׁלשָׁה עָשָׂר אֲנִי יוֹדֵעַ: <text:line-break/>שְׁלשָׁה עָשָׂר מִדַּיָּא. <text:line-break/>שְׁנֵים עָשָׂר שִׁבְטַיָּא, <text:line-break/>אַחַד עָשָׂר כּוֹכְבַיָּא, <text:line-break/>עֲשָׂרָה דִבְּרַיָא, <text:line-break/>תִּשְׁעָה יַרְחֵי לֵדָה, <text:line-break/>שְׁמוֹנָה יְמֵי מִילָה, <text:line-break/>שִׁבְעָה יְמֵי שַׁבָּתָא, <text:line-break/>שִׁשָּׁה סִדְרֵי מִשְׁנָה, <text:line-break/>חֲמִשָּׁה חוּמְשֵׁי תוֹרָה, <text:line-break/>אַרְבַּע אִמָּהוֹת, <text:line-break/>שְׁלשָׁה אָבוֹת, <text:line-break/>שְׁנֵי לֻחוֹת הַבְּרִית, <text:line-break/>אֶחָד אֱלֹהֵינוּ שֶׁבַּשָּׁמַיִם וּבָאָרֶץ.</text:p>
      </text:section>
      <text:h text:style-name="P59" text:outline-level="2">חַד גַּדְיָא</text:h>
      <text:section text:style-name="Sect1" text:name="Section2">
        <text:p text:style-name="P44">חַד גַּדְיָא, חַד גַּדְיָא <text:line-break/>דְּזַבִּין אַבָּא בִּתְרֵי זוּזֵי, <text:line-break/>חַד גַּדְיָא, חַד גַּדְיָא.</text:p>
        <text:p text:style-name="P44">וְאָתָא שׁוּנְרָא וְאָכְלָה לְגַדְיָא, <text:line-break/>דְזַבִּין אַבָּא בִּתְרֵי זוּזֵי. <text:line-break/>חַד גַּדְיָא, חַד גַּדְיָא.</text:p>
        <text:p text:style-name="P45">וְאָתָא כַלְבָּא וְנָשַׁךְ לְשׁוּנְרָא, <text:line-break/>דְאָכְלָה לְגַדְיָא, <text:line-break/>דְזַבִּין אַבָּא בִּתְרֵי זוּזֵי. <text:line-break/>חַד גַּדְיָא, חַד גַּדְיָא.</text:p>
        <text:p text:style-name="P44">וְאָתָא חוּטְרָא וְהִכָּה לְכַלְבָּא, <text:line-break/>דְנָשַׁךְ לְשׁוּנְרָא,<text:line-break/>דְאָכְלָה לְגַדְיָא, <text:line-break/>דְזַבִּין אַבָּא בִּתְרֵי זוּזֵי. <text:line-break/>חַד גַּדְיָא, חַד גַּדְיָא.</text:p>
        <text:p text:style-name="P44">וְאָתָא נוּרָא וְשָׂרַף לְחוּטְרָא, <text:line-break/>דְהִכָּה לְכַלְבָּא,<text:line-break/>דְנָשַׁךְ לְשׁוּנְרָא, <text:line-break/>דְאָכְלָה לְגַדְיָא, <text:line-break/>דְזַבִּין אַבָּא בִּתְרֵי זוּזֵי. <text:line-break/>חַד גַּדְיָא, חַד גַּדְיָא.</text:p>
        <text:p text:style-name="P44">וְאָתָא מַיָּא וְכָבָה לְנוּרָא,<text:line-break/>דְשָׂרַף לְחוּטְרָא,<text:line-break/>דְהִכָּה לְכַלְבָּא, <text:line-break/>דְנָשַׁךְ לְשׁוּנְרָא,<text:line-break/>דְאָכְלָה לְגַדְיָא, <text:line-break/>דְזַבִּין אַבָּא בִּתְרֵי זוּזֵי.<text:line-break/>חַד גַּדְיָא, חַד גַּדְיָא.</text:p>
        <text:p text:style-name="P44">וְאָתָא תוֹרָא וְשָׁתָה לְמַיָּא,<text:line-break/>דְּכָבָה לְנוּרָא,<text:line-break/>דְשָׂרַף לְחוּטְרָא,<text:line-break/>דְהִכָּה לְכַלְבָּא,<text:line-break/>דְנָשַׁךְ לְשׁוּנְרָא,<text:line-break/>דְאָכְלָה לְגַדְיָא,<text:line-break/>דְזַבִּין אַבָּא בִּתְרֵי זוּזֵי. <text:line-break/>חַד גַּדְיָא, חַד גַּדְיָא.</text:p>
        <text:p text:style-name="P44">וְאָתָא הַשׁוֹחֵט וְשָׁחַט לְתוֹרָא, <text:line-break/>דְשָׁתָה לְמַיָּא, <text:line-break/>דְכָבָה לְנוּרָא, <text:line-break/>דְשָׂרַף לְחוּטְרָא, <text:line-break/>דְהִכָּה לְכַלְבָּא, <text:line-break/>דְנָשַׁךְ לְשׁוּנְרָא, <text:line-break/>דְאָכְלָה לְגַדְיָא, <text:line-break/>דְזַבִּין אַבָּא בִּתְרֵי זוּזֵי. <text:line-break/>חַד גַּדְיָא, חַד גַּדְיָא.</text:p>
        <text:p text:style-name="P44">וְאָתָא מַלְאָךְ הַמָּוֶת <text:line-break/>וְשָׁחַט לְשׁוֹחֵט, <text:line-break/>דְּשָׁחַט לְתוֹרָא, <text:line-break/>דְשָׁתָה לְמַיָּא, <text:line-break/>דְכָבָה לְנוּרָא, <text:line-break/>דְשָׂרַף לְחוּטְרָא, <text:line-break/>דְהִכָּה לְכַלְבָּא, <text:line-break/>דְנָשַׁךְ לְשׁוּנְרָא, <text:line-break/>דְאָכְלָה לְגַדְיָא, <text:line-break/>דְזַבִּין אַבָּא בִּתְרֵי זוּזֵי. <text:line-break/>חַד גַּדְיָא, חַד גַּדְיָא.</text:p>
        <text:p text:style-name="P44">וְאָתָא הַקָּדוֹשׁ בָּרוּךְ הוּא <text:line-break/>וְשָׁחַט לְמַלְאַךְ הַמָּוֶת, <text:line-break/>דְּשָׁחַט לְשׁוֹחֵט, <text:line-break/>דְּשָׁחַט לְתוֹרָא, <text:line-break/>דְשָׁתָה לְמַיָּא, <text:line-break/>דְּכָבָה לְנוּרָא, <text:line-break/>דְשָׂרַף לְחוּטְרָא, <text:line-break/>דְהִכָּה לְכַלְבָּא, <text:line-break/>דְנָשַׁךְ לְשׁוּנְרָא, <text:line-break/>דְאָכְלָה לְגַדְיָא, <text:line-break/>דְזַבִּין אַבָּא בִּתְרֵי זוּזֵי. <text:line-break/>חַד גַּדְיָא, חַד גַּדְיָא.</text:p>
      </text:section>
      <text:h text:style-name="P59" text:outline-level="2">אַדִּיר הוּא.</text:h>
      <text:p text:style-name="Nonbreaking_20_Instruction">חמי נוהג לשורר שירה זו אשכנזי, שלא נמצא בהגדות ספרדיות.</text:p>
      <text:p text:style-name="_32_-Column_20_Song">אַדִּיר הוּא. אַדִּיר הוּא.<text:line-break/>יִבְנֶה בֵיתוֹ בְּקָרוֹב. <text:line-break/>בִּמְהֵרָה בִּמְהֵרָה בְּיָמֵינוּ בְּקָרוֹב. <text:line-break/>אֵל בְּנֵה. אֵל בְּנֵה. בְּנֵה בֵיתְךָ בְּקָרוֹב:</text:p>
      <text:p text:style-name="_32_-Column_20_Song">בָּחוּר הוּא. גָּדוֹל הוּא. דָּגוּל הוּא. <text:line-break/>יִבְנֶה בֵיתוֹ בְּקָרוֹב. <text:line-break/>בִּמְהֵרָה בִּמְהֵרָה בְּיָמֵינוּ בְּקָרוֹב. <text:line-break/>אֵל בְּנֵה. אֵל בְּנֵה. בְּנֵה בֵיתְךָ בְּקָרוֹב:</text:p>
      <text:p text:style-name="_32_-Column_20_Song">הָדוּר הוּא. וָתִיק הוּא. זַכַּאי הוּא. חָסִיד הוּא. <text:line-break/>יִבְנֶה בֵיתוֹ בְּקָרוֹב. <text:line-break/>בִּמְהֵרָה בִּמְהֵרָה בְּיָמֵינוּ בְּקָרוֹב. <text:line-break/>אֵל בְּנֵה. אֵל בְּנֵה. בְּנֵה בֵיתְךָ בְּקָרוֹב:</text:p>
      <text:p text:style-name="_32_-Column_20_Song">טָהוֹר הוּא. יָחִיד הוּא. כַּבִּיר הוּא. לָמוּד הוּא. מֶלֶךְ הוּא. נוֹרָא הוּא. סַגִּיב הוּא. עִזּוּז הוּא. פּוֹדֶה הוּא. צַדִיק הוּא. <text:line-break/>יִבְנֶה בֵיתוֹ בְּקָרוֹב. <text:line-break/>בִּמְהֵרָה בִּמְהֵרָה בְּיָמֵינוּ בְּקָרוֹב. <text:line-break/>אֵל בְּנֵה. אֵל בְּנֵה. בְּנֵה בֵיתְךָ בְּקָרוֹב:</text:p>
      <text:p text:style-name="_32_-Column_20_Song">קָדוֹשׁ הוּא. רַחוּם הוּא. שַׁדַּי הוּא. תַּקִּיף הוּא. <text:line-break/>יִבְנֶה בֵיתוֹ בְּקָרוֹב. <text:line-break/>בִּמְהֵרָה בִּמְהֵרָה בְּיָמֵינוּ בְּקָרוֹב. <text:line-break/>אֵל בְּנֵה. אֵל בְּנֵה. בְּנֵה בֵיתְךָ בְּקָרוֹב:</text:p>
      <text:h text:style-name="P59" text:outline-level="2">אַדִּיר בִּמְלוּכָה</text:h>
      <text:p text:style-name="P39">חמי נוהג לשורר שירה זו אשכנזי, שלא נמצא בהגדות ספרדיות.</text:p>
      <text:p text:style-name="P37">כִּי לוֹ נָאֶה, כִּי לוֹ יָאֶה.</text:p>
      <text:p text:style-name="P43">אַדִּיר בִּמְלוּכָה, בָּחוּר כַּהֲלָכָה, גְּדוּדָיו יֹאמְרוּ לוֹ:<text:line-break/>לְךָ וּלְךָ, לְךָ כִּי לְךָ, לְךָ אַף לְךָ, לְךָ ה' הַמַּמְלָכָה,<text:line-break/>כִּי לוֹ נָאֵה, כִּי לוֹ יָאֶה.</text:p>
      <text:p text:style-name="P42">דָּגוּל בִּמְלוּכָה, הָדוּר כַּהֲלָכָה, וָתִיקָיו יֹאמְרוּ לוֹ: <text:line-break/>לְךָ וּלְךָ, לְךָ כִּי לְךָ, לְךָ אַף לְךָ, לְךָ ה' הַמַּמְלָכָה, <text:line-break/>כִּי לוֹ נָאֵה, כִּי לוֹ יָאֶה.</text:p>
      <text:p text:style-name="P42">זַכַּאי בִּמְלוּכָה, חָסִין כַּהֲלָכָה טַפְסְרָיו יֹאמְרוּ לוֹ: <text:line-break/>לְךָ וּלְךָ, לְךָ כִּי לְךָ, לְךָ אַף לְךָ, לְךָ ה' הַמַּמְלָכָה, <text:line-break/>כִּי לוֹ נָאֵה, כִּי לוֹ יָאֶה.</text:p>
      <text:p text:style-name="P42">יָחִיד בִּמְלוּכָה, כַּבִּיר כַּהֲלָכָה לִמּוּדָיו יֹאמְרוּ לוֹ: <text:line-break/>לְךָ וּלְךָ, לְךָ כִּי לְךָ, לְךָ אַף לְךָ, לְךָ ה' הַמַּמְלָכָה, <text:line-break/>כִּי לוֹ נָאֶה, כִּי לוֹ יָאֶה.</text:p>
      <text:p text:style-name="P42">מוֹשֵׁל בִּמְלוּכָה, נוֹרָא כַּהֲלָכָה סְבִיבָיו יֹאמְרוּ לוֹ: <text:line-break/>לְךָ וּלְךָ, לְךָ כִּי לְךָ, לְךָ אַף לְךָ, לְךָ ה' הַמַּמְלָכָה, <text:line-break/>כִּי לוֹ נָאֵה, כִּי לוֹ יָאֶה.</text:p>
      <text:p text:style-name="P42">עָנָיו בִּמְלוּכָה, פּוֹדֶה כַּהֲלָכָה, צַדִּיקָיו יֹאמְרוּ לוֹ: <text:line-break/>לְךָ וּלְךָ, לְךָ כִּי לְךָ, לְךָ אַף לְךָ, לְךָ ה' הַמַּמְלָכָה, <text:line-break/>כִּי לוֹ נָאֵה, כִּי לוֹ יָאֶה.</text:p>
      <text:p text:style-name="P42">קָּדּוֹשׁ בִּמְלוּכָה, רַחוּם כַּהֲלָכָה שִׁנְאַנָּיו יֹאמְרוּ לוֹ: <text:line-break/>לְךָ וּלְךָ, לְךָ כִּי לְךָ, לְךָ אַף לְךָ, לְךָ ה' הַמַּמְלָכָה, <text:line-break/>כִּי לוֹ נָאֵה, כִּי לוֹ יָאֶה.</text:p>
      <text:p text:style-name="P42">תַּקִיף בִּמְלוּכָה, תּוֹמֵךְ כַּהֲלָכָה תְּמִימָיו יֹאמְרוּ לוֹ: <text:line-break/>לְךָ וּלְךָ, לְךָ כִּי לְךָ, לְךָ אַף לְךָ, לְךָ ה' הַמַּמְלָכָה, <text:line-break/>כִּי לוֹ נָאֵה, כִּי לוֹ יָאֶה.</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avid CLM1" svg:font-family="'David CLM'"/>
    <style:font-face style:name="Liberation Mono" svg:font-family="'Liberation Mono'" style:font-family-generic="modern" style:font-pitch="fixed"/>
    <style:font-face style:name="Noto Sans Mono CJK SC" svg:font-family="'Noto Sans Mono CJK SC'" style:font-family-generic="modern" style:font-pitch="fixed"/>
    <style:font-face style:name="Hadasim CLM" svg:font-family="'Hadasim CLM'" style:font-pitch="variable"/>
    <style:font-face style:name="Hadasim CLM1" svg:font-family="'Hadasim CLM'" style:font-adornments="Regular" style:font-pitch="variable"/>
    <style:font-face style:name="Miriam CLM" svg:font-family="'Miriam CLM'" style:font-adornments="Book"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avid CLM" svg:font-family="'David CLM'"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David CLM" style:font-size-complex="12pt" style:language-complex="he" style:country-complex="IL"/>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font-name-asian="Noto Serif CJK SC" style:font-size-asian="10.5pt" style:language-asian="zh" style:country-asian="CN" style:font-name-complex="David CLM" style:font-size-complex="12pt" style:language-complex="he" style:country-complex="IL"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rl-tb"/>
    </style:style>
    <style:style style:name="Heading" style:family="paragraph" style:parent-style-name="Standard" style:next-style-name="Text_20_body" style:class="text">
      <style:paragraph-properties fo:margin-top="0.1665in" fo:margin-bottom="0.0835in" style:contextual-spacing="false" fo:text-align="end" style:justify-single-word="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Hadasim CLM" style:font-family-complex="'Hadasim CLM'" style:font-pitch-complex="variable" style:font-size-complex="14pt"/>
    </style:style>
    <style:style style:name="Text_20_body" style:display-name="Text body" style:family="paragraph" style:parent-style-name="Standard" style:class="text" style:master-page-name="">
      <style:paragraph-properties fo:margin-top="0in" fo:margin-bottom="0.0972in" style:contextual-spacing="false" fo:line-height="115%" fo:text-align="justify" style:justify-single-word="false" fo:keep-together="always" style:page-number="auto"/>
      <style:text-properties style:font-name-complex="Hadasim CLM1" style:font-family-complex="'Hadasim CLM'" style:font-style-name-complex="Regular" style:font-pitch-complex="variable"/>
    </style:style>
    <style:style style:name="List" style:family="paragraph" style:parent-style-name="Text_20_body" style:class="list">
      <style:text-properties style:font-size-asian="12pt" style:font-name-complex="David CLM1" style:font-family-complex="'David CLM'"/>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avid CLM1" style:font-family-complex="'David CLM'"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avid CLM1" style:font-family-complex="'David CLM'"/>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Instruction" style:family="paragraph" style:parent-style-name="Text_20_body">
      <style:paragraph-properties fo:text-align="end" style:justify-single-word="false" style:writing-mode="rl-tb"/>
      <style:text-properties fo:font-size="10pt" style:font-size-asian="10pt" style:font-name-complex="Miriam CLM" style:font-family-complex="'Miriam CLM'" style:font-style-name-complex="Book" style:font-pitch-complex="variable" style:font-size-complex="10pt"/>
    </style:style>
    <style:style style:name="Poetic" style:family="paragraph" style:parent-style-name="Text_20_body">
      <style:paragraph-properties fo:margin-top="0in" fo:margin-bottom="0.1in" style:contextual-spacing="true"/>
    </style:style>
    <style:style style:name="Paseuk_20_to_20_be_20_darshened" style:display-name="Paseuk to be darshened" style:family="paragraph" style:parent-style-name="Text_20_body" style:master-page-name="">
      <style:paragraph-properties fo:text-align="center" style:justify-single-word="false" style:page-number="auto" fo:keep-with-next="always"/>
      <style:text-properties fo:font-size="18pt" fo:text-shadow="1pt 1pt" style:font-size-asian="18pt" style:font-size-complex="18pt"/>
    </style:style>
    <style:style style:name="Makkot" style:family="paragraph" style:parent-style-name="Poetic">
      <style:paragraph-properties fo:text-align="end" style:justify-single-word="false">
        <style:tab-stops>
          <style:tab-stop style:position="0.9854in" style:type="center"/>
          <style:tab-stop style:position="1.9874in" style:type="center"/>
          <style:tab-stop style:position="2.989in" style:type="center"/>
        </style:tab-stops>
      </style:paragraph-properties>
    </style:style>
    <style:style style:name="Nonbreaking_20_Instruction" style:display-name="Nonbreaking Instruction" style:family="paragraph" style:parent-style-name="Instruction" style:master-page-name="">
      <style:paragraph-properties style:page-number="auto" fo:keep-with-next="always"/>
    </style:style>
    <style:style style:name="_32_-Column_20_Song" style:display-name="2-Column Song" style:family="paragraph" style:parent-style-name="Text_20_body">
      <style:paragraph-properties fo:text-align="end" style:justify-single-word="false" fo:keep-together="auto"/>
    </style:style>
    <style:style style:name="Frame_20_contents" style:display-name="Frame contents" style:family="paragraph" style:parent-style-name="Standard" style:class="extra"/>
    <style:style style:name="List_20_Contents" style:display-name="List Contents" style:family="paragraph" style:parent-style-name="Standard" style:class="html">
      <style:paragraph-properties fo:margin-left="0.3937in" fo:margin-right="0in"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Divrei_20_HaMatchil" style:display-name="Divrei HaMatchil" style:family="text">
      <style:text-properties fo:font-size="16pt" fo:text-shadow="1pt 1pt" style:font-size-asian="16pt" style:font-name-complex="Hadasim CLM1" style:font-family-complex="'Hadasim CLM'" style:font-style-name-complex="Regular" style:font-pitch-complex="variable" style:font-size-complex="18pt"/>
    </style:style>
    <style:style style:name="Inline_20_Instruction" style:display-name="Inline Instruction" style:family="text">
      <style:text-properties fo:font-size="10pt" style:font-size-asian="10pt" style:font-name-complex="Miriam CLM" style:font-family-complex="'Miriam CLM'" style:font-style-name-complex="Book" style:font-pitch-complex="variable" style:font-size-complex="10pt"/>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page-layout style:name="Mpm1" style:page-usage="mirrored">
      <style:page-layout-properties fo:page-width="5.5in" fo:page-height="8.5in" style:num-format="1" style:print-orientation="portrait" fo:margin-top="0.5in" fo:margin-bottom="0.5in" fo:margin-left="0.8in" fo:margin-right="0.5in" style:writing-mode="rl-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5.5in" fo:page-height="8.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style:page-layout style:name="Mpm3" style:page-usage="right">
      <style:page-layout-properties fo:page-width="5.5in" fo:page-height="8.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left">
      <style:page-layout-properties fo:page-width="5.5in" fo:page-height="8.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5.5in" fo:page-height="8.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Right_20_Page" style:display-name="Right Page" style:page-layout-name="Mpm3" style:next-style-name="Left_20_Page"/>
    <style:master-page style:name="Left_20_Page" style:display-name="Left Page" style:page-layout-name="Mpm4" style:next-style-name="Right_20_Page"/>
    <style:master-page style:name="First_20_Page" style:display-name="First Page" style:page-layout-name="Mpm5" style:next-style-name="Standard"/>
    <style:master-page style:name="Index" style:page-layout-name="Mpm5"/>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1-03-12T13:31:42.725208205</dc:date>
    <meta:editing-duration>PT2H32M14S</meta:editing-duration>
    <meta:editing-cycles>38</meta:editing-cycles>
    <meta:generator>LibreOffice/7.0.4.2$Linux_X86_64 LibreOffice_project/00$Build-2</meta:generator>
    <meta:print-date>2021-03-12T13:42:27.354628702</meta:print-date>
    <meta:document-statistic meta:table-count="0" meta:image-count="0" meta:object-count="0" meta:page-count="34" meta:paragraph-count="419" meta:word-count="5707" meta:character-count="31131" meta:non-whitespace-character-count="25650"/>
  </office:meta>
</office:document-meta>
</file>